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51cm"/>
    </style:style>
    <style:style style:name="co3" style:family="table-column">
      <style:table-column-properties fo:break-before="auto" style:column-width="5.906cm"/>
    </style:style>
    <style:style style:name="co4" style:family="table-column">
      <style:table-column-properties fo:break-before="auto" style:column-width="4.03cm"/>
    </style:style>
    <style:style style:name="co5" style:family="table-column">
      <style:table-column-properties fo:break-before="auto" style:column-width="5.165cm"/>
    </style:style>
    <style:style style:name="co6" style:family="table-column">
      <style:table-column-properties fo:break-before="auto" style:column-width="3.249cm"/>
    </style:style>
    <style:style style:name="co7" style:family="table-column">
      <style:table-column-properties fo:break-before="auto" style:column-width="3.96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0.788cm" fo:break-before="auto" style:use-optimal-row-height="true"/>
    </style:style>
    <style:style style:name="ro5" style:family="table-row">
      <style:table-row-properties style:row-height="3.792cm" fo:break-before="auto" style:use-optimal-row-height="true"/>
    </style:style>
    <style:style style:name="ro6" style:family="table-row">
      <style:table-row-properties style:row-height="1.543cm" fo:break-before="auto" style:use-optimal-row-height="true"/>
    </style:style>
    <style:style style:name="ro7" style:family="table-row">
      <style:table-row-properties style:row-height="1.917cm" fo:break-before="auto" style:use-optimal-row-height="true"/>
    </style:style>
    <style:style style:name="ro8" style:family="table-row">
      <style:table-row-properties style:row-height="2.667cm" fo:break-before="auto" style:use-optimal-row-height="true"/>
    </style:style>
    <style:style style:name="ro9" style:family="table-row">
      <style:table-row-properties style:row-height="2.293cm" fo:break-before="auto" style:use-optimal-row-height="true"/>
    </style:style>
    <style:style style:name="ro10" style:family="table-row">
      <style:table-row-properties style:row-height="1.159cm" fo:break-before="auto" style:use-optimal-row-height="true"/>
    </style:style>
    <style:style style:name="ro11" style:family="table-row">
      <style:table-row-properties style:row-height="1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d281e"/>
    </style:style>
    <style:style style:name="ce4" style:family="table-cell" style:parent-style-name="Default">
      <style:table-cell-properties fo:background-color="#00a933"/>
    </style:style>
    <style:style style:name="ce5" style:family="table-cell" style:parent-style-name="Default">
      <style:table-cell-properties fo:background-color="#b47804"/>
    </style:style>
    <style:style style:name="ce15" style:family="table-cell" style:parent-style-name="Default">
      <style:table-cell-properties fo:background-color="#158466"/>
    </style:style>
    <style:style style:name="ce17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c9211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d28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933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b47804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158466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ackground-color="transparent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9211e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b47804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ffff00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1" table:default-cell-style-name="ce12"/>
        <table:table-column table:style-name="co1" table:number-columns-repeated="1018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2" office:value-type="string" calcext:value-type="string">
            <text:p>Given up</text:p>
          </table:table-cell>
          <table:table-cell table:style-name="ce4" office:value-type="string" calcext:value-type="string">
            <text:p>cif_found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ce6" office:value-type="string" calcext:value-type="string">
            <text:p>ID</text:p>
          </table:table-cell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EYRU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CUNAC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9" office:value-type="string" calcext:value-type="string">
            <text:p>MIL-101-SO3H (Cr) <text:a xlink:href="javascript:void(0);" xlink:type="simple">(51, 301)</text:a></text:p>
          </table:table-cell>
          <table:table-cell table:style-name="ce9" office:value-type="string" calcext:value-type="string">
            <text:p>Cr3F(H2O)2O(BDC-SO3H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WEVYE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EDYE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DOG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FAWCEN01</text:p>
          </table:table-cell>
          <table:table-cell office:value-type="string" calcext:value-type="string">
            <text:p>FAWCEN02</text:p>
          </table:table-cell>
          <table:table-cell office:value-type="string" calcext:value-type="string">
            <text:p>FAWCEN03</text:p>
          </table:table-cell>
          <table:table-cell office:value-type="string" calcext:value-type="string">
            <text:p>FAWCEN04</text:p>
          </table:table-cell>
          <table:table-cell office:value-type="string" calcext:value-type="string">
            <text:p>FEHHEI</text:p>
          </table:table-cell>
          <table:table-cell office:value-type="string" calcext:value-type="string">
            <text:p>GAZBOB</text:p>
          </table:table-cell>
          <table:table-cell office:value-type="string" calcext:value-type="string">
            <text:p>KAMZUV</text:p>
          </table:table-cell>
          <table:table-cell office:value-type="string" calcext:value-type="string">
            <text:p>LENVOR</text:p>
          </table:table-cell>
          <table:table-cell office:value-type="string" calcext:value-type="string">
            <text:p>NIFFIU</text:p>
          </table:table-cell>
          <table:table-cell office:value-type="string" calcext:value-type="string">
            <text:p>NIFNOI</text:p>
          </table:table-cell>
          <table:table-cell office:value-type="string" calcext:value-type="string">
            <text:p>NIFNUO</text:p>
          </table:table-cell>
          <table:table-cell office:value-type="string" calcext:value-type="string">
            <text:p>NIFPAW</text:p>
          </table:table-cell>
          <table:table-cell office:value-type="string" calcext:value-type="string">
            <text:p>NIFPEA</text:p>
          </table:table-cell>
          <table:table-cell office:value-type="string" calcext:value-type="string">
            <text:p>NIFPIE</text:p>
          </table:table-cell>
          <table:table-cell office:value-type="string" calcext:value-type="string">
            <text:p>NIFPOK</text:p>
          </table:table-cell>
          <table:table-cell office:value-type="string" calcext:value-type="string">
            <text:p>NIFPUQ</text:p>
          </table:table-cell>
          <table:table-cell office:value-type="string" calcext:value-type="string">
            <text:p>NIFQAX</text:p>
          </table:table-cell>
          <table:table-cell office:value-type="string" calcext:value-type="string">
            <text:p>NIFQEB</text:p>
          </table:table-cell>
          <table:table-cell office:value-type="string" calcext:value-type="string">
            <text:p>NIFQIF</text:p>
          </table:table-cell>
          <table:table-cell office:value-type="string" calcext:value-type="string">
            <text:p>NIFQOL</text:p>
          </table:table-cell>
          <table:table-cell office:value-type="string" calcext:value-type="string">
            <text:p>NIFQUR</text:p>
          </table:table-cell>
          <table:table-cell office:value-type="string" calcext:value-type="string">
            <text:p>NIFRAY</text:p>
          </table:table-cell>
          <table:table-cell office:value-type="string" calcext:value-type="string">
            <text:p>NIFREC</text:p>
          </table:table-cell>
          <table:table-cell office:value-type="string" calcext:value-type="string">
            <text:p>NIFRIG</text:p>
          </table:table-cell>
          <table:table-cell office:value-type="string" calcext:value-type="string">
            <text:p>NIFROM</text:p>
          </table:table-cell>
          <table:table-cell office:value-type="string" calcext:value-type="string">
            <text:p>NIFRUS</text:p>
          </table:table-cell>
          <table:table-cell office:value-type="string" calcext:value-type="string">
            <text:p>NIFSAZ</text:p>
          </table:table-cell>
          <table:table-cell office:value-type="string" calcext:value-type="string">
            <text:p>NIFSED</text:p>
          </table:table-cell>
          <table:table-cell office:value-type="string" calcext:value-type="string">
            <text:p>NIFSIH</text:p>
          </table:table-cell>
          <table:table-cell office:value-type="string" calcext:value-type="string">
            <text:p>NIFSON</text:p>
          </table:table-cell>
          <table:table-cell office:value-type="string" calcext:value-type="string">
            <text:p>NIFSUT</text:p>
          </table:table-cell>
          <table:table-cell office:value-type="string" calcext:value-type="string">
            <text:p>NIFTAA</text:p>
          </table:table-cell>
          <table:table-cell office:value-type="string" calcext:value-type="string">
            <text:p>OFERUN</text:p>
          </table:table-cell>
          <table:table-cell office:value-type="string" calcext:value-type="string">
            <text:p>OFERUN03</text:p>
          </table:table-cell>
          <table:table-cell office:value-type="string" calcext:value-type="string">
            <text:p>OFERUN07</text:p>
          </table:table-cell>
          <table:table-cell office:value-type="string" calcext:value-type="string">
            <text:p>OFERUN09</text:p>
          </table:table-cell>
          <table:table-cell office:value-type="string" calcext:value-type="string">
            <text:p>OFERUN11</text:p>
          </table:table-cell>
          <table:table-cell office:value-type="string" calcext:value-type="string">
            <text:p>PEVFON</text:p>
          </table:table-cell>
          <table:table-cell office:value-type="string" calcext:value-type="string">
            <text:p>RIRDIH</text:p>
          </table:table-cell>
          <table:table-cell office:value-type="string" calcext:value-type="string">
            <text:p>TUDHUW</text:p>
          </table:table-cell>
          <table:table-cell office:value-type="string" calcext:value-type="string">
            <text:p>TUDJAE</text:p>
          </table:table-cell>
          <table:table-cell office:value-type="string" calcext:value-type="string">
            <text:p>TUDJEI</text:p>
          </table:table-cell>
          <table:table-cell office:value-type="string" calcext:value-type="string">
            <text:p>TUDJIM</text:p>
          </table:table-cell>
          <table:table-cell office:value-type="string" calcext:value-type="string">
            <text:p>TUDJOS</text:p>
          </table:table-cell>
          <table:table-cell office:value-type="string" calcext:value-type="string">
            <text:p>TUDJUY</text:p>
          </table:table-cell>
          <table:table-cell office:value-type="string" calcext:value-type="string">
            <text:p>TUDKAF</text:p>
          </table:table-cell>
          <table:table-cell office:value-type="string" calcext:value-type="string">
            <text:p>TUDKEJ</text:p>
          </table:table-cell>
          <table:table-cell office:value-type="string" calcext:value-type="string">
            <text:p>UZEWOM</text:p>
          </table:table-cell>
          <table:table-cell office:value-type="string" calcext:value-type="string">
            <text:p>UZEWUS</text:p>
          </table:table-cell>
          <table:table-cell office:value-type="string" calcext:value-type="string">
            <text:p>VELVOY</text:p>
          </table:table-cell>
          <table:table-cell office:value-type="string" calcext:value-type="string">
            <text:p>VELVOY01</text:p>
          </table:table-cell>
          <table:table-cell office:value-type="string" calcext:value-type="string">
            <text:p>XIZCOA</text:p>
          </table:table-cell>
          <table:table-cell office:value-type="string" calcext:value-type="string">
            <text:p>XIZCUG</text:p>
          </table:table-cell>
          <table:table-cell office:value-type="string" calcext:value-type="string">
            <text:p>XIZDAN</text:p>
          </table:table-cell>
          <table:table-cell office:value-type="string" calcext:value-type="string">
            <text:p>XIZDER</text:p>
          </table:table-cell>
          <table:table-cell office:value-type="string" calcext:value-type="string">
            <text:p>XIZDIV</text:p>
          </table:table-cell>
          <table:table-cell office:value-type="string" calcext:value-type="string">
            <text:p>YITKEU</text:p>
          </table:table-cell>
          <table:table-cell office:value-type="string" calcext:value-type="string">
            <text:p>YITKIY</text:p>
          </table:table-cell>
          <table:table-cell table:number-columns-repeated="960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TIB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EFP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UDEM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JEYTE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" calcext:value-type="float">
            <text:p>13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TPTP)2(H2O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" calcext:value-type="float">
            <text:p>14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2(p-PDA)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9" office:value-type="string" calcext:value-type="string">
            <text:p>N/A <text:a xlink:href="javascript:void(0);" xlink:type="simple">(305)</text:a></text:p>
          </table:table-cell>
          <table:table-cell table:style-name="ce9" office:value-type="string" calcext:value-type="string">
            <text:p>Pb4(o-PDA)2(PTPTP)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PEZCI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" calcext:value-type="float">
            <text:p>17</text:p>
          </table:table-cell>
          <table:table-cell table:style-name="ce9" office:value-type="string" calcext:value-type="string">
            <text:p>N/A <text:a xlink:href="javascript:void(0);" xlink:type="simple">(297)</text:a></text:p>
          </table:table-cell>
          <table:table-cell table:style-name="ce9" office:value-type="string" calcext:value-type="string">
            <text:p>H3(Cu4Cl)3(BTTRI)8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5"/>
          <table:table-cell table:style-name="ce5" office:value-type="float" office:value="18" calcext:value-type="float">
            <text:p>18</text:p>
          </table:table-cell>
          <table:table-cell table:style-name="ce11" office:value-type="string" calcext:value-type="string">
            <text:p>N/A <text:a xlink:href="javascript:void(0);" xlink:type="simple">(260)</text:a></text:p>
          </table:table-cell>
          <table:table-cell table:style-name="ce11" office:value-type="string" calcext:value-type="string">
            <text:p>Zn(1,4-BDP)</text:p>
          </table:table-cell>
          <table:table-cell table:style-name="ce11" office:value-type="string" calcext:value-type="string">
            <text:p>low</text:p>
          </table:table-cell>
          <table:table-cell table:style-name="ce13" office:value-type="string" calcext:value-type="string">
            <text:p>LUQGAG</text:p>
          </table:table-cell>
          <table:table-cell table:style-name="ce5" office:value-type="string" calcext:value-type="string">
            <text:p>NOTE. This is Co(1,4-BDP) , which is also stable</text:p>
          </table:table-cell>
          <table:table-cell table:style-name="ce5" table:number-columns-repeated="1017"/>
        </table:table-row>
        <table:table-row table:style-name="ro1">
          <table:table-cell table:style-name="ce2"/>
          <table:table-cell table:style-name="ce2" office:value-type="float" office:value="19" calcext:value-type="float">
            <text:p>19</text:p>
          </table:table-cell>
          <table:table-cell table:style-name="ce9" office:value-type="string" calcext:value-type="string">
            <text:p>N/A <text:a xlink:href="javascript:void(0);" xlink:type="simple">(260)</text:a></text:p>
          </table:table-cell>
          <table:table-cell table:style-name="ce9" office:value-type="string" calcext:value-type="string">
            <text:p>Zn(1,3-BDP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WU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UTEXAT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ATL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IRPEM</text:p>
          </table:table-cell>
          <table:table-cell office:value-type="string" calcext:value-type="string">
            <text:p>NIRPIQ</text:p>
          </table:table-cell>
          <table:table-cell office:value-type="string" calcext:value-type="string">
            <text:p>NIRPOW</text:p>
          </table:table-cell>
          <table:table-cell office:value-type="string" calcext:value-type="string">
            <text:p>OTEGOL</text:p>
          </table:table-cell>
          <table:table-cell office:value-type="string" calcext:value-type="string">
            <text:p>OWIHEJ</text:p>
          </table:table-cell>
          <table:table-cell office:value-type="string" calcext:value-type="string">
            <text:p>OWIHIN</text:p>
          </table:table-cell>
          <table:table-cell office:value-type="string" calcext:value-type="string">
            <text:p>OWIHOT</text:p>
          </table:table-cell>
          <table:table-cell office:value-type="string" calcext:value-type="string">
            <text:p>XUPSAE</text:p>
          </table:table-cell>
          <table:table-cell table:number-columns-repeated="1010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UWAH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RAKJIY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YEYBO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OQOCA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C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EGBU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XICNOO0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ITYUN04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USPI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IGXIA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34" calcext:value-type="float">
            <text:p>34</text:p>
          </table:table-cell>
          <table:table-cell table:style-name="ce9" office:value-type="string" calcext:value-type="string">
            <text:p>MIL-101-NH2(Cr) <text:a xlink:href="javascript:void(0);" xlink:type="simple">(51, 52)</text:a></text:p>
          </table:table-cell>
          <table:table-cell table:style-name="ce9" office:value-type="string" calcext:value-type="string">
            <text:p>Cr3F(H2O)2O(BDC-NH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35" calcext:value-type="float">
            <text:p>35</text:p>
          </table:table-cell>
          <table:table-cell table:style-name="ce9" office:value-type="string" calcext:value-type="string">
            <text:p>MIL-125-NH2(Ti) <text:a xlink:href="javascript:void(0);" xlink:type="simple">(46-48)</text:a></text:p>
          </table:table-cell>
          <table:table-cell table:style-name="ce9" office:value-type="string" calcext:value-type="string">
            <text:p>Ti8O8(OH)4(BDC-NH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4"/>
          <table:table-cell table:style-name="ce4" office:value-type="float" office:value="36" calcext:value-type="float">
            <text:p>36</text:p>
          </table:table-cell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QONQAM</text:p>
          </table:table-cell>
          <table:table-cell office:value-type="string" calcext:value-type="string">
            <text:p>QONQEQ</text:p>
          </table:table-cell>
          <table:table-cell table:number-columns-repeated="1016"/>
        </table:table-row>
        <table:table-row table:style-name="ro1">
          <table:table-cell table:style-name="ce4"/>
          <table:table-cell table:style-name="ce4" office:value-type="float" office:value="38" calcext:value-type="float">
            <text:p>38</text:p>
          </table:table-cell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style-name="ce10" office:value-type="string" calcext:value-type="string">
            <text:p>high</text:p>
          </table:table-cell>
          <table:table-cell table:style-name="ce4" table:number-columns-repeated="101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NOTE. This is MOF-535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RIQKUA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NOTE. This is MOF-801 which is also stable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JU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ED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44" calcext:value-type="float">
            <text:p>44</text:p>
          </table:table-cell>
          <table:table-cell table:style-name="ce9" office:value-type="string" calcext:value-type="string">
            <text:p>MOF-804 <text:a xlink:href="javascript:void(0);" xlink:type="simple">(110)</text:a></text:p>
          </table:table-cell>
          <table:table-cell table:style-name="ce9" office:value-type="string" calcext:value-type="string">
            <text:p>Zr6O4(OH)4(B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I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OTE: All these materials are stable, but not quite the same formula as those listed to the left.</text:p>
          </table:table-cell>
          <table:table-cell table:number-columns-repeated="1017"/>
        </table:table-row>
        <table:table-row table:style-name="ro2">
          <table:table-cell table:style-name="ce2"/>
          <table:table-cell table:style-name="ce2" office:value-type="float" office:value="51" calcext:value-type="float">
            <text:p>51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10-(CF3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52" calcext:value-type="float">
            <text:p>52</text:p>
          </table:table-cell>
          <table:table-cell table:style-name="ce9" office:value-type="string" calcext:value-type="string">
            <text:p>N/A <text:a xlink:href="javascript:void(0);" xlink:type="simple">(61)</text:a></text:p>
          </table:table-cell>
          <table:table-cell table:style-name="ce9" office:value-type="string" calcext:value-type="string">
            <text:p>Zn2(BTC)(OH)-(H2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EPQOT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VOCN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FF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DODBU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AJ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EWILIH</text:p>
          </table:table-cell>
          <table:table-cell office:value-type="string" calcext:value-type="string">
            <text:p>EWILON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JALLIU</text:p>
          </table:table-cell>
          <table:table-cell office:value-type="string" calcext:value-type="string">
            <text:p>JUWVAB</text:p>
          </table:table-cell>
          <table:table-cell office:value-type="string" calcext:value-type="string">
            <text:p>JUWVEF</text:p>
          </table:table-cell>
          <table:table-cell office:value-type="string" calcext:value-type="string">
            <text:p>JUWVIJ</text:p>
          </table:table-cell>
          <table:table-cell office:value-type="string" calcext:value-type="string">
            <text:p>JUWVOP</text:p>
          </table:table-cell>
          <table:table-cell office:value-type="string" calcext:value-type="string">
            <text:p>JUWVUV</text:p>
          </table:table-cell>
          <table:table-cell office:value-type="string" calcext:value-type="string">
            <text:p>JUWWAC</text:p>
          </table:table-cell>
          <table:table-cell office:value-type="string" calcext:value-type="string">
            <text:p>JUWWEG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JUWWUW</text:p>
          </table:table-cell>
          <table:table-cell office:value-type="string" calcext:value-type="string">
            <text:p>JUWXAD</text:p>
          </table:table-cell>
          <table:table-cell office:value-type="string" calcext:value-type="string">
            <text:p>KINGUM</text:p>
          </table:table-cell>
          <table:table-cell office:value-type="string" calcext:value-type="string">
            <text:p>KINGUM01</text:p>
          </table:table-cell>
          <table:table-cell office:value-type="string" calcext:value-type="string">
            <text:p>NIKVAH</text:p>
          </table:table-cell>
          <table:table-cell office:value-type="string" calcext:value-type="string">
            <text:p>REBPIA</text:p>
          </table:table-cell>
          <table:table-cell office:value-type="string" calcext:value-type="string">
            <text:p>REBPIA01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RUBTAK03</text:p>
          </table:table-cell>
          <table:table-cell office:value-type="string" calcext:value-type="string">
            <text:p>RUBTAK04</text:p>
          </table:table-cell>
          <table:table-cell office:value-type="string" calcext:value-type="string">
            <text:p>RUBTAK05</text:p>
          </table:table-cell>
          <table:table-cell office:value-type="string" calcext:value-type="string">
            <text:p>RUBTAK06</text:p>
          </table:table-cell>
          <table:table-cell office:value-type="string" calcext:value-type="string">
            <text:p>RUBTAK07</text:p>
          </table:table-cell>
          <table:table-cell office:value-type="string" calcext:value-type="string">
            <text:p>RUBTAK08</text:p>
          </table:table-cell>
          <table:table-cell office:value-type="string" calcext:value-type="string">
            <text:p>RUBTAK09</text:p>
          </table:table-cell>
          <table:table-cell office:value-type="string" calcext:value-type="string">
            <text:p>SOJTOD</text:p>
          </table:table-cell>
          <table:table-cell office:value-type="string" calcext:value-type="string">
            <text:p>SURHEU</text:p>
          </table:table-cell>
          <table:table-cell office:value-type="string" calcext:value-type="string">
            <text:p>SURHEU01</text:p>
          </table:table-cell>
          <table:table-cell office:value-type="string" calcext:value-type="string">
            <text:p>SURHEU02</text:p>
          </table:table-cell>
          <table:table-cell office:value-type="string" calcext:value-type="string">
            <text:p>SURHEU03</text:p>
          </table:table-cell>
          <table:table-cell office:value-type="string" calcext:value-type="string">
            <text:p>SURJOG</text:p>
          </table:table-cell>
          <table:table-cell office:value-type="string" calcext:value-type="string">
            <text:p>SURJUM</text:p>
          </table:table-cell>
          <table:table-cell office:value-type="string" calcext:value-type="string">
            <text:p>SURKAT</text:p>
          </table:table-cell>
          <table:table-cell office:value-type="string" calcext:value-type="string">
            <text:p>SURKEX</text:p>
          </table:table-cell>
          <table:table-cell office:value-type="string" calcext:value-type="string">
            <text:p>SURKUN</text:p>
          </table:table-cell>
          <table:table-cell office:value-type="string" calcext:value-type="string">
            <text:p>SURKUN01</text:p>
          </table:table-cell>
          <table:table-cell office:value-type="string" calcext:value-type="string">
            <text:p>SURLEY</text:p>
          </table:table-cell>
          <table:table-cell office:value-type="string" calcext:value-type="string">
            <text:p>TEPWIX</text:p>
          </table:table-cell>
          <table:table-cell office:value-type="string" calcext:value-type="string">
            <text:p>TEPWOD</text:p>
          </table:table-cell>
          <table:table-cell office:value-type="string" calcext:value-type="string">
            <text:p>TEPWUJ</text:p>
          </table:table-cell>
          <table:table-cell office:value-type="string" calcext:value-type="string">
            <text:p>UFOSEQ</text:p>
          </table:table-cell>
          <table:table-cell office:value-type="string" calcext:value-type="string">
            <text:p>UFOSIU</text:p>
          </table:table-cell>
          <table:table-cell office:value-type="string" calcext:value-type="string">
            <text:p>UFOSOA</text:p>
          </table:table-cell>
          <table:table-cell office:value-type="string" calcext:value-type="string">
            <text:p>VOPMIZ</text:p>
          </table:table-cell>
          <table:table-cell table:number-columns-repeated="971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JUWVAB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61" calcext:value-type="float">
            <text:p>61</text:p>
          </table:table-cell>
          <table:table-cell table:style-name="ce9" office:value-type="string" calcext:value-type="string">
            <text:p>Zn-DMOF-A <text:a xlink:href="javascript:void(0);" xlink:type="simple">(75)</text:a></text:p>
          </table:table-cell>
          <table:table-cell table:style-name="ce9" office:value-type="string" calcext:value-type="string">
            <text:p>Zn2(1,4-A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CUBFO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ECIWU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FIWO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NOTE: These are all of CAU-10 type and stable, just not the ones listed to the left</text:p>
          </table:table-cell>
          <table:table-cell table:style-name="ce12"/>
          <table:table-cell table:number-columns-repeated="1016"/>
        </table:table-row>
        <table:table-row table:style-name="ro1">
          <table:table-cell table:style-name="ce2"/>
          <table:table-cell table:style-name="ce2" office:value-type="float" office:value="69" calcext:value-type="float">
            <text:p>69</text:p>
          </table:table-cell>
          <table:table-cell table:style-name="ce9" office:value-type="string" calcext:value-type="string">
            <text:p>CAU-10–OCH3 <text:a xlink:href="javascript:void(0);" xlink:type="simple">(59)</text:a></text:p>
          </table:table-cell>
          <table:table-cell table:style-name="ce9" office:value-type="string" calcext:value-type="string">
            <text:p>Al(OH)(ISO-OCH3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70" calcext:value-type="float">
            <text:p>70</text:p>
          </table:table-cell>
          <table:table-cell table:style-name="ce9" office:value-type="string" calcext:value-type="string">
            <text:p>CAU-10-OH <text:a xlink:href="javascript:void(0);" xlink:type="simple">(59)</text:a></text:p>
          </table:table-cell>
          <table:table-cell table:style-name="ce9" office:value-type="string" calcext:value-type="string">
            <text:p>Al(OH)(ISO-OH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EVQ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VOCKUT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BIPLA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DOHYI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OHJUA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76" calcext:value-type="float">
            <text:p>76</text:p>
          </table:table-cell>
          <table:table-cell table:style-name="ce9" office:value-type="string" calcext:value-type="string">
            <text:p>MIL-53-F(Al) <text:a xlink:href="javascript:void(0);" xlink:type="simple">(312)</text:a></text:p>
          </table:table-cell>
          <table:table-cell table:style-name="ce9" office:value-type="string" calcext:value-type="string">
            <text:p>Al(OH)(BDC-F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WOJJO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KIYMI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IZMA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RAZXIA0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QOVX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WOJG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XAGC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EGATO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86" calcext:value-type="float">
            <text:p>86</text:p>
          </table:table-cell>
          <table:table-cell table:style-name="ce9" office:value-type="string" calcext:value-type="string">
            <text:p>Zr-DMBDC <text:a xlink:href="javascript:void(0);" xlink:type="simple">(162)</text:a></text:p>
          </table:table-cell>
          <table:table-cell table:style-name="ce9" office:value-type="string" calcext:value-type="string">
            <text:p>Zr6O6(DMBDC)12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AP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ctually ValZNOAc (also stable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AB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NEVV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ZAM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OZ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XICYU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XICYIT</text:p>
          </table:table-cell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5" calcext:value-type="float">
            <text:p>95</text:p>
          </table:table-cell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6" calcext:value-type="float">
            <text:p>96</text:p>
          </table:table-cell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7" calcext:value-type="float">
            <text:p>97</text:p>
          </table:table-cell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 table:style-name="ce15"/>
          <table:table-cell table:style-name="ce15" office:value-type="float" office:value="98" calcext:value-type="float">
            <text:p>98</text:p>
          </table:table-cell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style-name="ce22" office:value-type="string" calcext:value-type="string">
            <text:p>low</text:p>
          </table:table-cell>
          <table:table-cell table:style-name="ce15"/>
          <table:table-cell table:number-columns-repeated="1018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A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ZKUL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JDA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WYU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QAVWA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JU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E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BKIK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ESVO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TSI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IKG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EVD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HCUR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14" calcext:value-type="float">
            <text:p>114</text:p>
          </table:table-cell>
          <table:table-cell table:style-name="ce9" office:value-type="string" calcext:value-type="string">
            <text:p>N/A <text:a xlink:href="javascript:void(0);" xlink:type="simple">(276)</text:a></text:p>
          </table:table-cell>
          <table:table-cell table:style-name="ce9" office:value-type="string" calcext:value-type="string">
            <text:p>Zn3(BPDC)3(2,2′-dimethyl-BPY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FIFFUX</text:p>
          </table:table-cell>
          <table:table-cell table:number-columns-repeated="1018"/>
        </table:table-row>
        <table:table-row table:style-name="ro3">
          <table:table-cell table:style-name="ce2"/>
          <table:table-cell table:style-name="ce2" office:value-type="float" office:value="116" calcext:value-type="float">
            <text:p>116</text:p>
          </table:table-cell>
          <table:table-cell table:style-name="ce9" office:value-type="string" calcext:value-type="string">
            <text:p>NU-1000-SALI-3 <text:a xlink:href="javascript:void(0);" xlink:type="simple">(104)</text:a></text:p>
          </table:table-cell>
          <table:table-cell table:style-name="ce9" office:value-type="string" calcext:value-type="string">
            <text:p>Zr6(μ3-OH)8(OH)8(TBAPY)2-CF3(CF2)2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7" calcext:value-type="float">
            <text:p>117</text:p>
          </table:table-cell>
          <table:table-cell table:style-name="ce9" office:value-type="string" calcext:value-type="string">
            <text:p>NU-1000-SALI-7 <text:a xlink:href="javascript:void(0);" xlink:type="simple">(104)</text:a></text:p>
          </table:table-cell>
          <table:table-cell table:style-name="ce9" office:value-type="string" calcext:value-type="string">
            <text:p>Zr6(μ3-OH)8(OH)8(TBAPY)2-CF3(CF2)6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3">
          <table:table-cell table:style-name="ce2"/>
          <table:table-cell table:style-name="ce2" office:value-type="float" office:value="118" calcext:value-type="float">
            <text:p>118</text:p>
          </table:table-cell>
          <table:table-cell table:style-name="ce9" office:value-type="string" calcext:value-type="string">
            <text:p>NU-1000-SALI-9 <text:a xlink:href="javascript:void(0);" xlink:type="simple">(104)</text:a></text:p>
          </table:table-cell>
          <table:table-cell table:style-name="ce9" office:value-type="string" calcext:value-type="string">
            <text:p>Zr6(μ3-OH)8(OH)8(TBAPY)2-CF3(CF2)8CO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EYCOW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CUC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YDAJ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YEMTIV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O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ARPIC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5" calcext:value-type="float">
            <text:p>125</text:p>
          </table:table-cell>
          <table:table-cell table:style-name="ce9" office:value-type="string" calcext:value-type="string">
            <text:p>UiO-2,6-NDC <text:a xlink:href="javascript:void(0);" xlink:type="simple">(101, 103)</text:a></text:p>
          </table:table-cell>
          <table:table-cell table:style-name="ce9" office:value-type="string" calcext:value-type="string">
            <text:p>Zr6O6(2,6-NDC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26" calcext:value-type="float">
            <text:p>126</text:p>
          </table:table-cell>
          <table:table-cell table:style-name="ce9" office:value-type="string" calcext:value-type="string">
            <text:p>UiO-66-(CO2H)2 <text:a xlink:href="javascript:void(0);" xlink:type="simple">(322)</text:a></text:p>
          </table:table-cell>
          <table:table-cell table:style-name="ce9" office:value-type="string" calcext:value-type="string">
            <text:p>Zr6O6(BDC-(CO2H)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AC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IK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29" calcext:value-type="float">
            <text:p>129</text:p>
          </table:table-cell>
          <table:table-cell table:style-name="ce9" office:value-type="string" calcext:value-type="string">
            <text:p>UiO-66-CF3 <text:a xlink:href="javascript:void(0);" xlink:type="simple">(322)</text:a></text:p>
          </table:table-cell>
          <table:table-cell table:style-name="ce9" office:value-type="string" calcext:value-type="string">
            <text:p>Zr6O6(BDC-CF3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WU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1" calcext:value-type="float">
            <text:p>131</text:p>
          </table:table-cell>
          <table:table-cell table:style-name="ce9" office:value-type="string" calcext:value-type="string">
            <text:p>UiO-66-CO2H <text:a xlink:href="javascript:void(0);" xlink:type="simple">(323)</text:a></text:p>
          </table:table-cell>
          <table:table-cell table:style-name="ce9" office:value-type="string" calcext:value-type="string">
            <text:p>Zr6O6(BDC-CO2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JUWWOQ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3" calcext:value-type="float">
            <text:p>133</text:p>
          </table:table-cell>
          <table:table-cell table:style-name="ce9" office:value-type="string" calcext:value-type="string">
            <text:p>UiO-66-I <text:a xlink:href="javascript:void(0);" xlink:type="simple">(323)</text:a></text:p>
          </table:table-cell>
          <table:table-cell table:style-name="ce9" office:value-type="string" calcext:value-type="string">
            <text:p>Zr6O6(BDC-I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JUWVOP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35" calcext:value-type="float">
            <text:p>135</text:p>
          </table:table-cell>
          <table:table-cell table:style-name="ce9" office:value-type="string" calcext:value-type="string">
            <text:p>UiO-66-SO3H <text:a xlink:href="javascript:void(0);" xlink:type="simple">(323)</text:a></text:p>
          </table:table-cell>
          <table:table-cell table:style-name="ce9" office:value-type="string" calcext:value-type="string">
            <text:p>Zr6O6(BDC-SO3H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OKABE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SEVZ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BEPPOD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IFERU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VEJZOA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42" calcext:value-type="float">
            <text:p>142</text:p>
          </table:table-cell>
          <table:table-cell table:style-name="ce9" office:value-type="string" calcext:value-type="string">
            <text:p>Zn(NDI-H) <text:a xlink:href="javascript:void(0);" xlink:type="simple">(96)</text:a></text:p>
          </table:table-cell>
          <table:table-cell table:style-name="ce9" office:value-type="string" calcext:value-type="string">
            <text:p>Zn(NDI-H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Zr-fum <text:a xlink:href="javascript:void(0);" xlink:type="simple">(324)</text:a></text:p>
          </table:table-cell>
          <table:table-cell table:style-name="ce9" office:value-type="string" calcext:value-type="string">
            <text:p>Zr6O6(FUM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TABL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WAP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BODPAN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TODYUJ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48" calcext:value-type="float">
            <text:p>148</text:p>
          </table:table-cell>
          <table:table-cell table:style-name="ce9" office:value-type="string" calcext:value-type="string">
            <text:p>MIL-101-NO2(Cr) <text:a xlink:href="javascript:void(0);" xlink:type="simple">(51, 52)</text:a></text:p>
          </table:table-cell>
          <table:table-cell table:style-name="ce9" office:value-type="string" calcext:value-type="string">
            <text:p>Cr3F(H2O)2O(BDC-NO2)3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49" calcext:value-type="float">
            <text:p>149</text:p>
          </table:table-cell>
          <table:table-cell table:style-name="ce9" office:value-type="string" calcext:value-type="string">
            <text:p>MIL-47-F(V) <text:a xlink:href="javascript:void(0);" xlink:type="simple">(312)</text:a></text:p>
          </table:table-cell>
          <table:table-cell table:style-name="ce9" office:value-type="string" calcext:value-type="string">
            <text:p>V(O)(BDC-F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RP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QOWRAV02</text:p>
          </table:table-cell>
          <table:table-cell table:number-columns-repeated="1018"/>
        </table:table-row>
        <table:table-row table:style-name="ro2">
          <table:table-cell table:style-name="ce2"/>
          <table:table-cell table:style-name="ce2" office:value-type="float" office:value="152" calcext:value-type="float">
            <text:p>152</text:p>
          </table:table-cell>
          <table:table-cell table:style-name="ce9" office:value-type="string" calcext:value-type="string">
            <text:p>MOF-805 <text:a xlink:href="javascript:void(0);" xlink:type="simple">(110)</text:a></text:p>
          </table:table-cell>
          <table:table-cell table:style-name="ce9" office:value-type="string" calcext:value-type="string">
            <text:p>Zr6O4(OH)4(2,6-NDC-(OH)2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XAZ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OHWUS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55" calcext:value-type="float">
            <text:p>155</text:p>
          </table:table-cell>
          <table:table-cell table:style-name="ce9" office:value-type="string" calcext:value-type="string">
            <text:p>N/A <text:a xlink:href="javascript:void(0);" xlink:type="simple">(80)</text:a></text:p>
          </table:table-cell>
          <table:table-cell table:style-name="ce9" office:value-type="string" calcext:value-type="string">
            <text:p>Ni8(OH)4(H2O)2(L7)6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56" calcext:value-type="float">
            <text:p>156</text:p>
          </table:table-cell>
          <table:table-cell table:style-name="ce9" office:value-type="string" calcext:value-type="string">
            <text:p>Ni-DMOF <text:a xlink:href="javascript:void(0);" xlink:type="simple">(71, 72)</text:a></text:p>
          </table:table-cell>
          <table:table-cell table:style-name="ce9" office:value-type="string" calcext:value-type="string">
            <text:p>Ni2(B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ORIVUI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TOXE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AYPAY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60" calcext:value-type="float">
            <text:p>160</text:p>
          </table:table-cell>
          <table:table-cell table:style-name="ce9" office:value-type="string" calcext:value-type="string">
            <text:p>Zn-DMOF-N <text:a xlink:href="javascript:void(0);" xlink:type="simple">(75)</text:a></text:p>
          </table:table-cell>
          <table:table-cell table:style-name="ce9" office:value-type="string" calcext:value-type="string">
            <text:p>Zn2(1,4-NDC)2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 table:style-name="ce2"/>
          <table:table-cell table:style-name="ce2" office:value-type="float" office:value="161" calcext:value-type="float">
            <text:p>161</text:p>
          </table:table-cell>
          <table:table-cell table:style-name="ce9" office:value-type="string" calcext:value-type="string">
            <text:p>Zn-DMOF-TM0.5 <text:a xlink:href="javascript:void(0);" xlink:type="simple">(75, 76)</text:a></text:p>
          </table:table-cell>
          <table:table-cell table:style-name="ce9" office:value-type="string" calcext:value-type="string">
            <text:p>Zn2(BDC)(BDC-(CH3)4)(DABCO)</text:p>
          </table:table-cell>
          <table:table-cell table:style-name="ce9" office:value-type="string" calcext:value-type="string">
            <text:p>high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FIJDO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JASNEX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ce17" office:value-type="float" office:value="164" calcext:value-type="float">
            <text:p>164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style-name="ce26" office:value-type="string" calcext:value-type="string">
            <text:p>medium</text:p>
          </table:table-cell>
          <table:table-cell table:style-name="ce29" office:value-type="string" calcext:value-type="string">
            <text:p>LUYSOP</text:p>
          </table:table-cell>
          <table:table-cell table:style-name="ce17" table:number-columns-repeated="1018"/>
        </table:table-row>
        <table:table-row table:style-name="ro1">
          <table:table-cell table:style-name="ce2"/>
          <table:table-cell table:style-name="ce2" office:value-type="float" office:value="165" calcext:value-type="float">
            <text:p>165</text:p>
          </table:table-cell>
          <table:table-cell table:style-name="ce9" office:value-type="string" calcext:value-type="string">
            <text:p>Cu-DMOF <text:a xlink:href="javascript:void(0);" xlink:type="simple">(72)</text:a></text:p>
          </table:table-cell>
          <table:table-cell table:style-name="ce9" office:value-type="string" calcext:value-type="string">
            <text:p>Cu2(BDC)2(DABCO)</text:p>
          </table:table-cell>
          <table:table-cell table:style-name="ce9" office:value-type="string" calcext:value-type="string">
            <text:p>medium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UXNEF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OB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ESIPU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LAZXIV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WUZHOR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1" calcext:value-type="float">
            <text:p>171</text:p>
          </table:table-cell>
          <table:table-cell table:style-name="ce9" office:value-type="string" calcext:value-type="string">
            <text:p>IRMOF-1-CH3/MOF-5-CH3 <text:a xlink:href="javascript:void(0);" xlink:type="simple">(66)</text:a></text:p>
          </table:table-cell>
          <table:table-cell table:style-name="ce9" office:value-type="string" calcext:value-type="string">
            <text:p>Zn4O(BDC-CH3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Actually IRMOF-3-AM19</text:p>
          </table:table-cell>
          <table:table-cell table:number-columns-repeated="1017"/>
        </table:table-row>
        <table:table-row table:style-name="ro1">
          <table:table-cell table:style-name="ce2"/>
          <table:table-cell table:style-name="ce2" office:value-type="float" office:value="173" calcext:value-type="float">
            <text:p>173</text:p>
          </table:table-cell>
          <table:table-cell table:style-name="ce9" office:value-type="string" calcext:value-type="string">
            <text:p>IRMOF-3/MOF-5-NH2 <text:a xlink:href="javascript:void(0);" xlink:type="simple">(65)</text:a></text:p>
          </table:table-cell>
          <table:table-cell table:style-name="ce9" office:value-type="string" calcext:value-type="string">
            <text:p>Zn4O(BDC-NH2)3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GAWB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RUPRUQ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KU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CIDLEI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78" calcext:value-type="float">
            <text:p>178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eth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79" calcext:value-type="float">
            <text:p>179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prop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0" calcext:value-type="float">
            <text:p>180</text:p>
          </table:table-cell>
          <table:table-cell table:style-name="ce9" office:value-type="string" calcext:value-type="string">
            <text:p>N/A <text:a xlink:href="javascript:void(0);" xlink:type="simple">(275)</text:a></text:p>
          </table:table-cell>
          <table:table-cell table:style-name="ce9" office:value-type="string" calcext:value-type="string">
            <text:p>Cu2(TPTC-O-(n-hexyl))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KEDZA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2" office:value-type="float" office:value="182" calcext:value-type="float">
            <text:p>182</text:p>
          </table:table-cell>
          <table:table-cell table:style-name="ce9" office:value-type="string" calcext:value-type="string">
            <text:p>UiO-66-F2 <text:a xlink:href="javascript:void(0);" xlink:type="simple">(322)</text:a></text:p>
          </table:table-cell>
          <table:table-cell table:style-name="ce9" office:value-type="string" calcext:value-type="string">
            <text:p>Zr6O6(BDC-F2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2"/>
          <table:table-cell table:style-name="ce2" office:value-type="float" office:value="183" calcext:value-type="float">
            <text:p>183</text:p>
          </table:table-cell>
          <table:table-cell table:style-name="ce9" office:value-type="string" calcext:value-type="string">
            <text:p>UiO-66-F <text:a xlink:href="javascript:void(0);" xlink:type="simple">(322)</text:a></text:p>
          </table:table-cell>
          <table:table-cell table:style-name="ce9" office:value-type="string" calcext:value-type="string">
            <text:p>Zr6O6(BDC-F)12</text:p>
          </table:table-cell>
          <table:table-cell table:style-name="ce9" office:value-type="string" calcext:value-type="string">
            <text:p>low</text:p>
          </table:table-cell>
          <table:table-cell table:style-name="ce2" table:number-columns-repeated="1019"/>
        </table:table-row>
        <table:table-row table:style-name="ro1">
          <table:table-cell table:style-name="ce4"/>
          <table:table-cell table:style-name="ce4" office:value-type="float" office:value="184" calcext:value-type="float">
            <text:p>184</text:p>
          </table:table-cell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>
          <table:table-cell table:style-name="ce4"/>
          <table:table-cell table:style-name="ce4" office:value-type="float" office:value="185" calcext:value-type="float">
            <text:p>185</text:p>
          </table:table-cell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style-name="ce10" office:value-type="string" calcext:value-type="string">
            <text:p>low</text:p>
          </table:table-cell>
          <table:table-cell table:style-name="ce4" table:number-columns-repeated="1019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Unstabl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number-columns-repeated="2"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MIBQ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BABRI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EDADIX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FIJCUX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  <table:table-cell table:style-name="Default" office:value-type="string" calcext:value-type="string">
            <text:p>CUMFEW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XIVTE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  <table:table-cell table:style-name="Default" office:value-type="string" calcext:value-type="string">
            <text:p>KISXI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193" calcext:value-type="float">
            <text:p>193</text:p>
          </table:table-cell>
          <table:table-cell table:style-name="ce31" office:value-type="string" calcext:value-type="string">
            <text:p>Zn-DMOF-Br <text:a xlink:href="javascript:void(0);" xlink:type="simple">(75)</text:a></text:p>
          </table:table-cell>
          <table:table-cell table:style-name="ce31" office:value-type="string" calcext:value-type="string">
            <text:p>Zn2(BDC-Br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194" calcext:value-type="float">
            <text:p>194</text:p>
          </table:table-cell>
          <table:table-cell table:style-name="ce31" office:value-type="string" calcext:value-type="string">
            <text:p>Zn-DMOF-Cl2 <text:a xlink:href="javascript:void(0);" xlink:type="simple">(75)</text:a></text:p>
          </table:table-cell>
          <table:table-cell table:style-name="ce31" office:value-type="string" calcext:value-type="string">
            <text:p>Zn2(BDC-Cl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2">
          <table:table-cell table:style-name="ce15"/>
          <table:table-cell table:style-name="ce15" office:value-type="float" office:value="195" calcext:value-type="float">
            <text:p>195</text:p>
          </table:table-cell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4">
          <table:table-cell table:style-name="ce15"/>
          <table:table-cell table:style-name="ce15" office:value-type="float" office:value="196" calcext:value-type="float">
            <text:p>196</text:p>
          </table:table-cell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9"/>
          <table:table-cell table:style-name="ce19" office:value-type="float" office:value="197" calcext:value-type="float">
            <text:p>197</text:p>
          </table:table-cell>
          <table:table-cell table:style-name="ce31" office:value-type="string" calcext:value-type="string">
            <text:p>Zn-DMOF-MM <text:a xlink:href="javascript:void(0);" xlink:type="simple">(76)</text:a></text:p>
          </table:table-cell>
          <table:table-cell table:style-name="ce31" office:value-type="string" calcext:value-type="string">
            <text:p>Zn2(BDC-CH3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4">
          <table:table-cell table:style-name="ce19"/>
          <table:table-cell table:style-name="ce19" office:value-type="float" office:value="198" calcext:value-type="float">
            <text:p>198</text:p>
          </table:table-cell>
          <table:table-cell table:style-name="ce31" office:value-type="string" calcext:value-type="string">
            <text:p>Zn-DMOF-MM0.5 <text:a xlink:href="javascript:void(0);" xlink:type="simple">(76)</text:a></text:p>
          </table:table-cell>
          <table:table-cell table:style-name="ce31" office:value-type="string" calcext:value-type="string">
            <text:p>Zn2(BDC)(BDC-CH3)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4">
          <table:table-cell table:style-name="ce19"/>
          <table:table-cell table:style-name="ce19" office:value-type="float" office:value="199" calcext:value-type="float">
            <text:p>199</text:p>
          </table:table-cell>
          <table:table-cell table:style-name="ce31" office:value-type="string" calcext:value-type="string">
            <text:p>Zn-DMOF-NH2 <text:a xlink:href="javascript:void(0);" xlink:type="simple">(31)</text:a></text:p>
          </table:table-cell>
          <table:table-cell table:style-name="ce31" office:value-type="string" calcext:value-type="string">
            <text:p>Zn2(BDC-NH2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9"/>
          <table:table-cell table:style-name="ce19" office:value-type="float" office:value="200" calcext:value-type="float">
            <text:p>200</text:p>
          </table:table-cell>
          <table:table-cell table:style-name="ce31" office:value-type="string" calcext:value-type="string">
            <text:p>Zn-DMOF-OH <text:a xlink:href="javascript:void(0);" xlink:type="simple">(75)</text:a></text:p>
          </table:table-cell>
          <table:table-cell table:style-name="ce31" office:value-type="string" calcext:value-type="string">
            <text:p>Zn2(BDC-OH)2(DABCO)</text:p>
          </table:table-cell>
          <table:table-cell table:style-name="ce31" office:value-type="string" calcext:value-type="string">
            <text:p>medium</text:p>
          </table:table-cell>
          <table:table-cell table:style-name="ce19" table:number-columns-repeated="1019"/>
        </table:table-row>
        <table:table-row table:style-name="ro1">
          <table:table-cell table:style-name="ce15"/>
          <table:table-cell table:style-name="ce15" office:value-type="float" office:value="201" calcext:value-type="float">
            <text:p>201</text:p>
          </table:table-cell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 table:style-name="ce15"/>
          <table:table-cell table:style-name="ce15" office:value-type="float" office:value="202" calcext:value-type="float">
            <text:p>202</text:p>
          </table:table-cell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style-name="ce22" office:value-type="string" calcext:value-type="string">
            <text:p>medium</text:p>
          </table:table-cell>
          <table:table-cell table:style-name="ce15" table:number-columns-repeated="101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YUVSU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BEYSEF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IDIWOH02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  <table:table-cell table:style-name="Default" office:value-type="string" calcext:value-type="string">
            <text:p>LASYOU</text:p>
          </table:table-cell>
          <table:table-cell table:number-columns-repeated="1018"/>
        </table:table-row>
        <table:table-row table:style-name="ro1">
          <table:table-cell table:style-name="ce19"/>
          <table:table-cell table:style-name="ce19" office:value-type="float" office:value="207" calcext:value-type="float">
            <text:p>207</text:p>
          </table:table-cell>
          <table:table-cell table:style-name="ce31" office:value-type="string" calcext:value-type="string">
            <text:p>N/A <text:a xlink:href="javascript:void(0);" xlink:type="simple">(275)</text:a></text:p>
          </table:table-cell>
          <table:table-cell table:style-name="ce31" office:value-type="string" calcext:value-type="string">
            <text:p>Cu2(TPTC-O-ethyl)</text:p>
          </table:table-cell>
          <table:table-cell table:style-name="ce31" office:value-type="string" calcext:value-type="string">
            <text:p>low</text:p>
          </table:table-cell>
          <table:table-cell table:style-name="ce19" table:number-columns-repeated="1019"/>
        </table:table-row>
      </table:table>
      <table:table table:name="Sheet4" table:style-name="ta1">
        <office:forms form:automatic-focus="false" form:apply-design-mode="false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 table:number-rows-repeated="5">
          <table:table-cell/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</table:table-row>
        <table:table-row table:style-name="ro1" table:number-rows-repeated="6"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5" table:default-cell-style-name="ce3"/>
        <table:table-row table:style-name="ro1">
          <table:table-cell office:value-type="string" calcext:value-type="string">
            <text:p>Bio-MOF</text:p>
          </table:table-cell>
        </table:table-row>
        <table:table-row table:style-name="ro1">
          <table:table-cell office:value-type="string" calcext:value-type="string">
            <text:p>MIL-101(Cr)</text:p>
          </table:table-cell>
        </table:table-row>
        <table:table-row table:style-name="ro1">
          <table:table-cell office:value-type="string" calcext:value-type="string">
            <text:p>MIL-101-SO3H (Cr)</text:p>
          </table:table-cell>
        </table:table-row>
        <table:table-row table:style-name="ro1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PCN-222(Fe)</text:p>
          </table:table-cell>
        </table:table-row>
        <table:table-row table:style-name="ro1">
          <table:table-cell office:value-type="string" calcext:value-type="string">
            <text:p>PCN-224(M)</text:p>
          </table:table-cell>
        </table:table-row>
        <table:table-row table:style-name="ro1">
          <table:table-cell office:value-type="string" calcext:value-type="string">
            <text:p>ZIF-8</text:p>
          </table:table-cell>
        </table:table-row>
        <table:table-row table:style-name="ro1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1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OTT-300</text:p>
          </table:table-cell>
        </table:table-row>
        <table:table-row table:style-name="ro1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1">
          <table:table-cell office:value-type="string" calcext:value-type="string">
            <text:p>DUT-51(Hf)</text:p>
          </table:table-cell>
        </table:table-row>
        <table:table-row table:style-name="ro1">
          <table:table-cell office:value-type="string" calcext:value-type="string">
            <text:p>DUT-51(Zr)</text:p>
          </table:table-cell>
        </table:table-row>
        <table:table-row table:style-name="ro1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1">
          <table:table-cell office:value-type="string" calcext:value-type="string">
            <text:p>MIL-100(Al)</text:p>
          </table:table-cell>
        </table:table-row>
        <table:table-row table:style-name="ro1">
          <table:table-cell office:value-type="string" calcext:value-type="string">
            <text:p>MIL-100(Fe)</text:p>
          </table:table-cell>
        </table:table-row>
        <table:table-row table:style-name="ro1">
          <table:table-cell office:value-type="string" calcext:value-type="string">
            <text:p>MIL-101-NH2(Cr)</text:p>
          </table:table-cell>
        </table:table-row>
        <table:table-row table:style-name="ro1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1">
          <table:table-cell office:value-type="string" calcext:value-type="string">
            <text:p>MIL-53(Al)</text:p>
          </table:table-cell>
        </table:table-row>
        <table:table-row table:style-name="ro1">
          <table:table-cell office:value-type="string" calcext:value-type="string">
            <text:p>MIL-53(Cr)</text:p>
          </table:table-cell>
        </table:table-row>
        <table:table-row table:style-name="ro1">
          <table:table-cell office:value-type="string" calcext:value-type="string">
            <text:p>MOF-525</text:p>
          </table:table-cell>
        </table:table-row>
        <table:table-row table:style-name="ro1">
          <table:table-cell office:value-type="string" calcext:value-type="string">
            <text:p>MOF-545</text:p>
          </table:table-cell>
        </table:table-row>
        <table:table-row table:style-name="ro1">
          <table:table-cell office:value-type="string" calcext:value-type="string">
            <text:p>MOF-801-P</text:p>
          </table:table-cell>
        </table:table-row>
        <table:table-row table:style-name="ro1">
          <table:table-cell office:value-type="string" calcext:value-type="string">
            <text:p>MOF-801-SC</text:p>
          </table:table-cell>
        </table:table-row>
        <table:table-row table:style-name="ro1">
          <table:table-cell office:value-type="string" calcext:value-type="string">
            <text:p>MOF-802</text:p>
          </table:table-cell>
        </table:table-row>
        <table:table-row table:style-name="ro1">
          <table:table-cell office:value-type="string" calcext:value-type="string">
            <text:p>MOF-804</text:p>
          </table:table-cell>
        </table:table-row>
        <table:table-row table:style-name="ro1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1">
          <table:table-cell office:value-type="string" calcext:value-type="string">
            <text:p>PCN-225(M)</text:p>
          </table:table-cell>
        </table:table-row>
        <table:table-row table:style-name="ro1">
          <table:table-cell office:value-type="string" calcext:value-type="string">
            <text:p>SCUTC-18</text:p>
          </table:table-cell>
        </table:table-row>
        <table:table-row table:style-name="ro1">
          <table:table-cell office:value-type="string" calcext:value-type="string">
            <text:p>UiO-66</text:p>
          </table:table-cell>
        </table:table-row>
        <table:table-row table:style-name="ro1">
          <table:table-cell office:value-type="string" calcext:value-type="string">
            <text:p>UiO-66-MM</text:p>
          </table:table-cell>
        </table:table-row>
        <table:table-row table:style-name="ro1">
          <table:table-cell office:value-type="string" calcext:value-type="string">
            <text:p>UiO-66-NH2</text:p>
          </table:table-cell>
        </table:table-row>
        <table:table-row table:style-name="ro1">
          <table:table-cell office:value-type="string" calcext:value-type="string">
            <text:p>Zn-DMOF-A</text:p>
          </table:table-cell>
        </table:table-row>
        <table:table-row table:style-name="ro1">
          <table:table-cell office:value-type="string" calcext:value-type="string">
            <text:p>Zn-DMOF-TM</text:p>
          </table:table-cell>
        </table:table-row>
        <table:table-row table:style-name="ro1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1">
          <table:table-cell office:value-type="string" calcext:value-type="string">
            <text:p>CAU-10-CH3</text:p>
          </table:table-cell>
        </table:table-row>
        <table:table-row table:style-name="ro1">
          <table:table-cell office:value-type="string" calcext:value-type="string">
            <text:p>CAU-10-H</text:p>
          </table:table-cell>
        </table:table-row>
        <table:table-row table:style-name="ro1">
          <table:table-cell office:value-type="string" calcext:value-type="string">
            <text:p>CAU-10-NH2</text:p>
          </table:table-cell>
        </table:table-row>
        <table:table-row table:style-name="ro1">
          <table:table-cell office:value-type="string" calcext:value-type="string">
            <text:p>CAU-10-NO2</text:p>
          </table:table-cell>
        </table:table-row>
        <table:table-row table:style-name="ro1">
          <table:table-cell office:value-type="string" calcext:value-type="string">
            <text:p>CAU-10–OCH3</text:p>
          </table:table-cell>
        </table:table-row>
        <table:table-row table:style-name="ro1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1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1">
          <table:table-cell office:value-type="string" calcext:value-type="string">
            <text:p>UiO-66-Br</text:p>
          </table:table-cell>
        </table:table-row>
        <table:table-row table:style-name="ro1">
          <table:table-cell office:value-type="string" calcext:value-type="string">
            <text:p>UiO-67</text:p>
          </table:table-cell>
        </table:table-row>
        <table:table-row table:style-name="ro1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1">
          <table:table-cell office:value-type="string" calcext:value-type="string">
            <text:p>Zn/Co-BTEC</text:p>
          </table:table-cell>
        </table:table-row>
        <table:table-row table:style-name="ro1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1">
          <table:table-cell office:value-type="string" calcext:value-type="string">
            <text:p>AlaZnOAc</text:p>
          </table:table-cell>
        </table:table-row>
        <table:table-row table:style-name="ro1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1">
          <table:table-cell office:value-type="string" calcext:value-type="string">
            <text:p>DUT-67(Hf)</text:p>
          </table:table-cell>
        </table:table-row>
        <table:table-row table:style-name="ro1">
          <table:table-cell office:value-type="string" calcext:value-type="string">
            <text:p>DUT-68(Hf)</text:p>
          </table:table-cell>
        </table:table-row>
        <table:table-row table:style-name="ro1">
          <table:table-cell office:value-type="string" calcext:value-type="string">
            <text:p>DUT-68(Zr)</text:p>
          </table:table-cell>
        </table:table-row>
        <table:table-row table:style-name="ro1">
          <table:table-cell office:value-type="string" calcext:value-type="string">
            <text:p>DUT-69(Zr)</text:p>
          </table:table-cell>
        </table:table-row>
        <table:table-row table:style-name="ro1">
          <table:table-cell office:value-type="string" calcext:value-type="string">
            <text:p>MIL-140 A</text:p>
          </table:table-cell>
        </table:table-row>
        <table:table-row table:style-name="ro1">
          <table:table-cell office:value-type="string" calcext:value-type="string">
            <text:p>MIL-140 B</text:p>
          </table:table-cell>
        </table:table-row>
        <table:table-row table:style-name="ro1">
          <table:table-cell office:value-type="string" calcext:value-type="string">
            <text:p>MIL-140 C</text:p>
          </table:table-cell>
        </table:table-row>
        <table:table-row table:style-name="ro1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1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U-1000-SALI-1</text:p>
          </table:table-cell>
        </table:table-row>
        <table:table-row table:style-name="ro1">
          <table:table-cell office:value-type="string" calcext:value-type="string">
            <text:p>NU-1000-SALI-3</text:p>
          </table:table-cell>
        </table:table-row>
        <table:table-row table:style-name="ro1">
          <table:table-cell office:value-type="string" calcext:value-type="string">
            <text:p>NU-1000-SALI-7</text:p>
          </table:table-cell>
        </table:table-row>
        <table:table-row table:style-name="ro1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1">
          <table:table-cell office:value-type="string" calcext:value-type="string">
            <text:p>SIFSIX-2-Cu-i</text:p>
          </table:table-cell>
        </table:table-row>
        <table:table-row table:style-name="ro1">
          <table:table-cell office:value-type="string" calcext:value-type="string">
            <text:p>Tb-FTZB-MOF</text:p>
          </table:table-cell>
        </table:table-row>
        <table:table-row table:style-name="ro1">
          <table:table-cell office:value-type="string" calcext:value-type="string">
            <text:p>UiO-1,4-NDC</text:p>
          </table:table-cell>
        </table:table-row>
        <table:table-row table:style-name="ro1">
          <table:table-cell office:value-type="string" calcext:value-type="string">
            <text:p>UiO-2,6-NDC</text:p>
          </table:table-cell>
        </table:table-row>
        <table:table-row table:style-name="ro1">
          <table:table-cell office:value-type="string" calcext:value-type="string">
            <text:p>UiO-66-(CO2H)2</text:p>
          </table:table-cell>
        </table:table-row>
        <table:table-row table:style-name="ro1">
          <table:table-cell office:value-type="string" calcext:value-type="string">
            <text:p>UiO-66-(OMe)2</text:p>
          </table:table-cell>
        </table:table-row>
        <table:table-row table:style-name="ro1">
          <table:table-cell office:value-type="string" calcext:value-type="string">
            <text:p>UiO-66-Br2</text:p>
          </table:table-cell>
        </table:table-row>
        <table:table-row table:style-name="ro1">
          <table:table-cell office:value-type="string" calcext:value-type="string">
            <text:p>UiO-66-CF3</text:p>
          </table:table-cell>
        </table:table-row>
        <table:table-row table:style-name="ro1">
          <table:table-cell office:value-type="string" calcext:value-type="string">
            <text:p>UiO-66-Cl2</text:p>
          </table:table-cell>
        </table:table-row>
        <table:table-row table:style-name="ro1">
          <table:table-cell office:value-type="string" calcext:value-type="string">
            <text:p>UiO-66-CO2H</text:p>
          </table:table-cell>
        </table:table-row>
        <table:table-row table:style-name="ro1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1">
          <table:table-cell office:value-type="string" calcext:value-type="string">
            <text:p>UiO-66-NO2</text:p>
          </table:table-cell>
        </table:table-row>
        <table:table-row table:style-name="ro1">
          <table:table-cell office:value-type="string" calcext:value-type="string">
            <text:p>UiO-66-SO3H</text:p>
          </table:table-cell>
        </table:table-row>
        <table:table-row table:style-name="ro1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1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1">
          <table:table-cell office:value-type="string" calcext:value-type="string">
            <text:p>Zn-DMOF(NO2)2</text:p>
          </table:table-cell>
        </table:table-row>
        <table:table-row table:style-name="ro1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Co-MOF-74/Co-CPO-27/Co-DOBDC</text:p>
          </table:table-cell>
        </table:table-row>
        <table:table-row table:style-name="ro1">
          <table:table-cell office:value-type="string" calcext:value-type="string">
            <text:p>Cu-BTC/HKUST-1</text:p>
          </table:table-cell>
        </table:table-row>
        <table:table-row table:style-name="ro2">
          <table:table-cell office:value-type="string" calcext:value-type="string">
            <text:p>Mg-MOF-74/Mg-CPO-27/Mg-DOBDC</text:p>
          </table:table-cell>
        </table:table-row>
        <table:table-row table:style-name="ro1">
          <table:table-cell office:value-type="string" calcext:value-type="string">
            <text:p>MIL-101-NO2(Cr)</text:p>
          </table:table-cell>
        </table:table-row>
        <table:table-row table:style-name="ro1">
          <table:table-cell office:value-type="string" calcext:value-type="string">
            <text:p>MIL-47-F(V)</text:p>
          </table:table-cell>
        </table:table-row>
        <table:table-row table:style-name="ro1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1">
          <table:table-cell office:value-type="string" calcext:value-type="string">
            <text:p>MOF-805</text:p>
          </table:table-cell>
        </table:table-row>
        <table:table-row table:style-name="ro1">
          <table:table-cell office:value-type="string" calcext:value-type="string">
            <text:p>MOF-806</text:p>
          </table:table-cell>
        </table:table-row>
        <table:table-row table:style-name="ro1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DMOF</text:p>
          </table:table-cell>
        </table:table-row>
        <table:table-row table:style-name="ro2">
          <table:table-cell office:value-type="string" calcext:value-type="string">
            <text:p>Ni-MOF-74/Ni-CPO-27/Ni-DOBDC</text:p>
          </table:table-cell>
        </table:table-row>
        <table:table-row table:style-name="ro1">
          <table:table-cell office:value-type="string" calcext:value-type="string">
            <text:p>SCUTC-19</text:p>
          </table:table-cell>
        </table:table-row>
        <table:table-row table:style-name="ro1">
          <table:table-cell office:value-type="string" calcext:value-type="string">
            <text:p>Zn-DMOF</text:p>
          </table:table-cell>
        </table:table-row>
        <table:table-row table:style-name="ro1">
          <table:table-cell office:value-type="string" calcext:value-type="string">
            <text:p>Zn-DMOF-N</text:p>
          </table:table-cell>
        </table:table-row>
        <table:table-row table:style-name="ro1">
          <table:table-cell office:value-type="string" calcext:value-type="string">
            <text:p>Zn-DMOF-TM0.5</text:p>
          </table:table-cell>
        </table:table-row>
        <table:table-row table:style-name="ro2">
          <table:table-cell office:value-type="string" calcext:value-type="string">
            <text:p>Zn-MOF-74/Zn-CPO-27/Zn-DOBDC</text:p>
          </table:table-cell>
        </table:table-row>
        <table:table-row table:style-name="ro1">
          <table:table-cell office:value-type="string" calcext:value-type="string">
            <text:p>Zn-NDC</text:p>
          </table:table-cell>
        </table:table-row>
        <table:table-row table:style-name="ro1">
          <table:table-cell office:value-type="string" calcext:value-type="string">
            <text:p>Co-DMOF</text:p>
          </table:table-cell>
        </table:table-row>
        <table:table-row table:style-name="ro1">
          <table:table-cell office:value-type="string" calcext:value-type="string">
            <text:p>Cu-DMOF</text:p>
          </table:table-cell>
        </table:table-row>
        <table:table-row table:style-name="ro2">
          <table:table-cell office:value-type="string" calcext:value-type="string">
            <text:p>IRMOF-1-CF3O/MOF-5-CF3O/Banasorb-22</text:p>
          </table:table-cell>
        </table:table-row>
        <table:table-row table:style-name="ro1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1">
          <table:table-cell office:value-type="string" calcext:value-type="string">
            <text:p>Cu-MBTC</text:p>
          </table:table-cell>
        </table:table-row>
        <table:table-row table:style-name="ro1">
          <table:table-cell office:value-type="string" calcext:value-type="string">
            <text:p>IRMOF-1-(CH3)2/MOF-5-(CH3)2</text:p>
          </table:table-cell>
        </table:table-row>
        <table:table-row table:style-name="ro1">
          <table:table-cell office:value-type="string" calcext:value-type="string">
            <text:p>IRMOF-1-CH3/MOF-5-CH3</text:p>
          </table:table-cell>
        </table:table-row>
        <table:table-row table:style-name="ro1">
          <table:table-cell office:value-type="string" calcext:value-type="string">
            <text:p>IRMOF-3-AM15</text:p>
          </table:table-cell>
        </table:table-row>
        <table:table-row table:style-name="ro1">
          <table:table-cell office:value-type="string" calcext:value-type="string">
            <text:p>IRMOF-3/MOF-5-NH2</text:p>
          </table:table-cell>
        </table:table-row>
        <table:table-row table:style-name="ro1">
          <table:table-cell office:value-type="string" calcext:value-type="string">
            <text:p>MIL-110 (Al)</text:p>
          </table:table-cell>
        </table:table-row>
        <table:table-row table:style-name="ro1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IFSIX-3-Zn</text:p>
          </table:table-cell>
        </table:table-row>
        <table:table-row table:style-name="ro1">
          <table:table-cell office:value-type="string" calcext:value-type="string">
            <text:p>UiO-66-F2</text:p>
          </table:table-cell>
        </table:table-row>
        <table:table-row table:style-name="ro1">
          <table:table-cell office:value-type="string" calcext:value-type="string">
            <text:p>UiO-66-F</text:p>
          </table:table-cell>
        </table:table-row>
        <table:table-row table:style-name="ro1">
          <table:table-cell office:value-type="string" calcext:value-type="string">
            <text:p>Zr6O6(ABDC-Cl2)12</text:p>
          </table:table-cell>
        </table:table-row>
        <table:table-row table:style-name="ro1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1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1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1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1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1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1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1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1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35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calcext:value-type="string">
            <text:p>MOF</text:p>
          </table:table-cell>
          <table:table-cell table:style-name="ce1" office:value-type="string" calcext:value-type="string">
            <text:p>hydrophilic/ hydrophobic<text:a xlink:href="https://pubs.acs.org/doi/10.1021/acs.chemrev.9b00746#t1fn1" xlink:type="simple">b</text:a></text:p>
          </table:table-cell>
          <table:table-cell table:style-name="ce1" office:value-type="string" calcext:value-type="string">
            <text:p>linker</text:p>
          </table:table-cell>
          <table:table-cell table:style-name="ce1" office:value-type="string" calcext:value-type="string">
            <text:p>crystallin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porosity<text:a xlink:href="https://pubs.acs.org/doi/10.1021/acs.chemrev.9b00746#t1fn2" xlink:type="simple">c</text:a></text:p>
          </table:table-cell>
          <table:table-cell table:style-name="ce1" office:value-type="string" calcext:value-type="string">
            <text:p>assessment condition</text:p>
          </table:table-cell>
          <table:table-cell table:style-name="ce1" office:value-type="string" calcext:value-type="string">
            <text:p>ref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carboxylate linkers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59% increase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6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5% increase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89% increase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73% increase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8% increase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 as</text:p>
          </table:table-cell>
          <table:table-cell office:value-type="string" calcext:value-type="string">
            <text:p>&gt;99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r3(BTC)2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6.2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A(C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0 M H2SO4, 7 d</text:p>
          </table:table-cell>
          <table:table-cell office:value-type="string" calcext:value-type="string">
            <text:p><text:a xlink:href="javascript:void(0);" xlink:type="simple">(11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 HCl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3-PCN-333(C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30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0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4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IL-53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loss BET</text:p>
          </table:table-cell>
          <table:table-cell office:value-type="string" calcext:value-type="string">
            <text:p>0.07 M HCl, 0.07 M NaOH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01-NH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91% loss Langmuir area</text:p>
          </table:table-cell>
          <table:table-cell office:value-type="string" calcext:value-type="string">
            <text:p>pH = 12 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transformed MIL-53-NH2</text:p>
          </table:table-cell>
          <table:table-cell office:value-type="string" calcext:value-type="string">
            <text:p>81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PDMVBA-MIL-12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EC</text:p>
          </table:table-cell>
          <table:table-cell office:value-type="string" calcext:value-type="string">
            <text:p>well-retained after 1 ads cycle of NaCl</text:p>
          </table:table-cell>
          <table:table-cell office:value-type="string" calcext:value-type="string">
            <text:p>10–20% loss of salt adsorption capacitiy in the first 3 ads cycles, and steady in the next 7 adsorption cycles for all conditions</text:p>
          </table:table-cell>
          <table:table-cell office:value-type="string" calcext:value-type="string">
            <text:p>0.1 g MOF in 10000 ppm salt (LiCl) solution (20 mL)</text:p>
          </table:table-cell>
          <table:table-cell office:value-type="string" calcext:value-type="string">
            <text:p><text:a xlink:href="javascript:void(0);" xlink:type="simple">(108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NaCl) solution (20 mL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MgCl2) solution (20 mL)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1 g MOF in 10000 ppm salt (CaCl2) solution (20 m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AU-1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2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O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CH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IT-74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, RT, 3 d</text:p>
          </table:table-cell>
          <table:table-cell office:value-type="string" calcext:value-type="string">
            <text:p><text:a xlink:href="javascript:void(0);" xlink:type="simple">(13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1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ITCS-2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qua regia, 24 h</text:p>
          </table:table-cell>
          <table:table-cell office:value-type="string" calcext:value-type="string">
            <text:p><text:a xlink:href="javascript:void(0);" xlink:type="simple">(13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DUT-5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467(Al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∼11, HCl/NaOH, 36 h</text:p>
          </table:table-cell>
          <table:table-cell office:value-type="string" calcext:value-type="string">
            <text:p><text:a xlink:href="javascript:void(0);" xlink:type="simple">(13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0% H2O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Al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DUT-5-o-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Al-TPDC-o- 2CF3(Al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PDC-o- 2CF3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50(Fe2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L2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1∼12, 24 h</text:p>
          </table:table-cell>
          <table:table-cell office:value-type="string" calcext:value-type="string">
            <text:p><text:a xlink:href="javascript:void(0);" xlink:type="simple">(13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333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 = 3</text:p>
          </table:table-cell>
          <table:table-cell office:value-type="string" calcext:value-type="string">
            <text:p><text:a xlink:href="javascript:void(0);" xlink:type="simple">(136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9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UV-2(Fe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TF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a. 25% loss on CO2 uptake in all conditions</text:p>
          </table:table-cell>
          <table:table-cell office:value-type="string" calcext:value-type="string">
            <text:p>5 mg MOF in 5 mL solution, pH = 2</text:p>
          </table:table-cell>
          <table:table-cell office:value-type="string" calcext:value-type="string">
            <text:p><text:a xlink:href="javascript:void(0);" xlink:type="simple">(138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5 mL solution, pH = 11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3-PCN-333(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3-BTB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3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 mM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Eu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 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Tb2(BPDC)(BDC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, 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X (X = F–, Cl–, Br–, I–) solutions (10–2 M), 48 h</text:p>
          </table:table-cell>
          <table:table-cell office:value-type="string" calcext:value-type="string">
            <text:p><text:a xlink:href="javascript:void(0);" xlink:type="simple">(13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UBM-1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</text:p>
          </table:table-cell>
          <table:table-cell office:value-type="string" calcext:value-type="string">
            <text:p><text:a xlink:href="javascript:void(0);" xlink:type="simple">(11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101(Tb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UO22+ aqueous solution</text:p>
          </table:table-cell>
          <table:table-cell office:value-type="string" calcext:value-type="string">
            <text:p><text:a xlink:href="javascript:void(0);" xlink:type="simple">(14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70B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TTA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 RT, 24 h</text:p>
          </table:table-cell>
          <table:table-cell office:value-type="string" calcext:value-type="string">
            <text:p><text:a xlink:href="javascript:void(0);" xlink:type="simple">(11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BET loss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-NH2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92% BET los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9% BET loss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MOF/solution weight ratio 0.04:100, pH = 3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5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L-68(I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MOF/solution weight ratio 0.04:100, pH = 1 (HCl), RT, 2 h</text:p>
          </table:table-cell>
          <table:table-cell office:value-type="string" calcext:value-type="string">
            <text:p><text:a xlink:href="javascript:void(0);" xlink:type="simple">(11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MOF/solution weight ratio 0.04:100, pH = 2 (HCl), RT, 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UMOF-7I(La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T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RT, 24 h</text:p>
          </table:table-cell>
          <table:table-cell office:value-type="string" calcext:value-type="string">
            <text:p><text:a xlink:href="javascript:void(0);" xlink:type="simple">(1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B(La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 (HCl), 333 K, 3 d</text:p>
          </table:table-cell>
          <table:table-cell office:value-type="string" calcext:value-type="string">
            <text:p><text:a xlink:href="javascript:void(0);" xlink:type="simple">(130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373 K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LaBTN(La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5% loss CO2 uptake</text:p>
          </table:table-cell>
          <table:table-cell office:value-type="string" calcext:value-type="string">
            <text:p>pH = 2(HCl), 373 K, 24 h</text:p>
          </table:table-cell>
          <table:table-cell office:value-type="string" calcext:value-type="string">
            <text:p><text:a xlink:href="javascript:void(0);" xlink:type="simple">(142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% loss CO2 uptake</text:p>
          </table:table-cell>
          <table:table-cell office:value-type="string" calcext:value-type="string">
            <text:p>pH = 12(NaOH)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Eu6(μ3-OH)8(1,4-NDC)6(E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3.5(HCl), RT, 24 h</text:p>
          </table:table-cell>
          <table:table-cell office:value-type="string" calcext:value-type="string">
            <text:p><text:a xlink:href="javascript:void(0);" xlink:type="simple">(14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H = 10(NaOH)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3.5(HCl), 373K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loss N2 uptake</text:p>
          </table:table-cell>
          <table:table-cell office:value-type="string" calcext:value-type="string">
            <text:p>pH = 10(NaOH)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53(V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BET in all conditions</text:p>
          </table:table-cell>
          <table:table-cell office:value-type="string" calcext:value-type="string">
            <text:p>0.07 M HCl, RT, 6 h</text:p>
          </table:table-cell>
          <table:table-cell office:value-type="string" calcext:value-type="string">
            <text:p><text:a xlink:href="javascript:void(0);" xlink:type="simple">(8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7 M NaOH, RT, 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m(BTB)(Sm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48 h</text:p>
          </table:table-cell>
          <table:table-cell office:value-type="string" calcext:value-type="string">
            <text:p><text:a xlink:href="javascript:void(0);" xlink:type="simple">(11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, pH = 1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aOH, pH = 14, 2 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90% BET loss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5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 after treatment of MgCl2 solution</text:p>
          </table:table-cell>
          <table:table-cell office:value-type="string" calcext:value-type="string">
            <text:p>0.06g MOF in five saline water solutions (KCl, NaCl, CaCl2, MgCl2 or AlCl3) (0.20 wt %, 100 mL each), 323 K, 100 d</text:p>
          </table:table-cell>
          <table:table-cell office:value-type="string" calcext:value-type="string">
            <text:p><text:a xlink:href="javascript:void(0);" xlink:type="simple">(10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6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5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increase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7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4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3% increase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 h, pH = 12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3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8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7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H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loss after pH = 1.5 (HCl)</text:p>
          </table:table-cell>
          <table:table-cell office:value-type="string" calcext:value-type="string">
            <text:p>pH = 1.5 (HCl)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UiO-66-NO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Br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Br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ox-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71% loss in BET area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(COOCu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,5-benzene- tetracarboxylate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COO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 1,2,4-benzene- tricarboxyli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⊃Cu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6-ox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, OX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431 ppm NH3 and 80% RH, RT breakthrough 1 cycle</text:p>
          </table:table-cell>
          <table:table-cell office:value-type="string" calcext:value-type="string">
            <text:p><text:a xlink:href="javascript:void(0);" xlink:type="simple">(14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CH3)2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(CH3)2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4 (NaOH), 2 h</text:p>
          </table:table-cell>
          <table:table-cell office:value-type="string" calcext:value-type="string">
            <text:p><text:a xlink:href="javascript:void(0);" xlink:type="simple">(14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office:value-type="string" calcext:value-type="string">
            <text:p>OPA-UiO-66-SO3H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53% BET loss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SO3H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H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UiO-66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NaCl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M Na2SO4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pH = 2, 7 d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6-(OH)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significant BET loss</text:p>
          </table:table-cell>
          <table:table-cell office:value-type="string" calcext:value-type="string">
            <text:p>pH = 12, 2 day</text:p>
          </table:table-cell>
          <table:table-cell office:value-type="string" calcext:value-type="string">
            <text:p><text:a xlink:href="javascript:void(0);" xlink:type="simple">(1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9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2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9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5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7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UiO-67-o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o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 M HCl, 1 d 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loss BET 3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80 mg MOF in 8 mL solution, 1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80 mg MOF in 8 mL solution, 10 mM NaOH (pH = 12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iO-67-m-2CF3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PDC-m-2CF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65% loss BET</text:p>
          </table:table-cell>
          <table:table-cell office:value-type="string" calcext:value-type="string">
            <text:p>80 mg MOF in 8 mL solution, 4 M HCl, 1 d</text:p>
          </table:table-cell>
          <table:table-cell office:value-type="string" calcext:value-type="string">
            <text:p><text:a xlink:href="javascript:void(0);" xlink:type="simple">(90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0% loss BET</text:p>
          </table:table-cell>
          <table:table-cell office:value-type="string" calcext:value-type="string">
            <text:p>80 mg MOF in 8 mL solution, 8 M HCl, 1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86% loss BET</text:p>
          </table:table-cell>
          <table:table-cell office:value-type="string" calcext:value-type="string">
            <text:p>80 mg MOF in 8 mL solution, 50 ppm NaF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IPY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IPY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5 mg MOF in 5 mL solutions, 0.1 M HCl, RT, 24 h</text:p>
          </table:table-cell>
          <table:table-cell office:value-type="string" calcext:value-type="string">
            <text:p><text:a xlink:href="javascript:void(0);" xlink:type="simple">(14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25 mg MOF in 5 mL solutions, 0.1 M NaOH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P-UiO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–12 (HCl, 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UiO-67-BN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PDC-BN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0 mg MOF in 10 mL pH = 13 (NaOH), 30 min</text:p>
          </table:table-cell>
          <table:table-cell office:value-type="string" calcext:value-type="string">
            <text:p><text:a xlink:href="javascript:void(0);" xlink:type="simple">(151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10 mL pH = 14 (NaOH), 30 min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Hf(Zr,Ni,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02(Ni)-Zr(Zr, 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pH = 1, 24 h</text:p>
          </table:table-cell>
          <table:table-cell office:value-type="string" calcext:value-type="string">
            <text:p><text:a xlink:href="javascript:void(0);" xlink:type="simple">(152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DCDP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7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HDPDCS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12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BET loss as a function of increased H2SO4 concentration</text:p>
          </table:table-cell>
          <table:table-cell office:value-type="string" calcext:value-type="string">
            <text:p>50 mg MOF in 5 mL solution, 0.005 M H2SO4, 24 h</text:p>
          </table:table-cell>
          <table:table-cell office:value-type="string" calcext:value-type="string">
            <text:p><text:a xlink:href="javascript:void(0);" xlink:type="simple">(153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OPA-PCN-222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increase</text:p>
          </table:table-cell>
          <table:table-cell office:value-type="string" calcext:value-type="string">
            <text:p>pH = 11, 7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1, 2 d</text:p>
          </table:table-cell>
          <table:table-cell office:value-type="string" calcext:value-type="string">
            <text:p><text:a xlink:href="javascript:void(0);" xlink:type="simple">(14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222(Fe)(Zr,Fe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loss BET</text:p>
          </table:table-cell>
          <table:table-cell office:value-type="string" calcext:value-type="string">
            <text:p>100 mg MOF in 15 mL solution, 2 M HCl, 24 h</text:p>
          </table:table-cell>
          <table:table-cell office:value-type="string" calcext:value-type="string">
            <text:p><text:a xlink:href="javascript:void(0);" xlink:type="simple">(70)</text:a>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4 M HCl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% increase BET</text:p>
          </table:table-cell>
          <table:table-cell office:value-type="string" calcext:value-type="string">
            <text:p>100 mg MOF in 15 mL solution, 8 M HCl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100 mg MOF in 15 mL solution, concentrated HCl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3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loss at pH = 10</text:p>
          </table:table-cell>
          <table:table-cell office:value-type="string" calcext:value-type="string">
            <text:p>1 M HCl pH = 10</text:p>
          </table:table-cell>
          <table:table-cell office:value-type="string" calcext:value-type="string">
            <text:p><text:a xlink:href="javascript:void(0);" xlink:type="simple">(15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pH = 1–11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25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pH = 0, 12 h</text:p>
          </table:table-cell>
          <table:table-cell office:value-type="string" calcext:value-type="string">
            <text:p><text:a xlink:href="javascript:void(0);" xlink:type="simple">(15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22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1 M HCl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23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CP-3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loss of N2 uptake</text:p>
          </table:table-cell>
          <table:table-cell office:value-type="string" calcext:value-type="string">
            <text:p>pH = 0–12 (HCl, NaOH), 24 h</text:p>
          </table:table-cell>
          <table:table-cell office:value-type="string" calcext:value-type="string">
            <text:p><text:a xlink:href="javascript:void(0);" xlink:type="simple">(15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PCN-77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A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12 h</text:p>
          </table:table-cell>
          <table:table-cell office:value-type="string" calcext:value-type="string">
            <text:p><text:a xlink:href="javascript:void(0);" xlink:type="simple">(157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P-MOF-80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 pH = 11</text:p>
          </table:table-cell>
          <table:table-cell office:value-type="string" calcext:value-type="string">
            <text:p><text:a xlink:href="javascript:void(0);" xlink:type="simple">(11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OF-808P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BET in all conditions</text:p>
          </table:table-cell>
          <table:table-cell office:value-type="string" calcext:value-type="string">
            <text:p>0.5 g MOF in 50 mL solution, 0.005 M H2SO4, 24 h</text:p>
          </table:table-cell>
          <table:table-cell office:value-type="string" calcext:value-type="string">
            <text:p><text:a xlink:href="javascript:void(0);" xlink:type="simple">(126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01 M H2SO4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5 g MOF in 50 mL solution, 0.1 M H2SO4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8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3 days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DUT-6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C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Cl (1 mol/L), 1 day</text:p>
          </table:table-cell>
          <table:table-cell office:value-type="string" calcext:value-type="string">
            <text:p><text:a xlink:href="javascript:void(0);" xlink:type="simple">(12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2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C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13(Zr)</text:p>
          </table:table-cell>
          <table:table-cell office:value-type="string" calcext:value-type="string">
            <text:p>amphiphilic</text:p>
          </table:table-cell>
          <table:table-cell office:value-type="string" calcext:value-type="string">
            <text:p>TTN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2 M HCl, RT, 24 h</text:p>
          </table:table-cell>
          <table:table-cell office:value-type="string" calcext:value-type="string">
            <text:p><text:a xlink:href="javascript:void(0);" xlink:type="simple">(122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6 M HCl, RT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39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2 M HCl, 24 h</text:p>
          </table:table-cell>
          <table:table-cell office:value-type="string" calcext:value-type="string">
            <text:p><text:a xlink:href="javascript:void(0);" xlink:type="simple">(158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NaOH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A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CH3COO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W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B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PhCOO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BUT-46F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HB, HCOO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BET loss, no linkers leaching confirmed by UV–vis</text:p>
          </table:table-cell>
          <table:table-cell office:value-type="string" calcext:value-type="string">
            <text:p>100 mg MOF in 20 mL solution, pH = 1 (HCl), RT, 24 h</text:p>
          </table:table-cell>
          <table:table-cell office:value-type="string" calcext:value-type="string">
            <text:p><text:a xlink:href="javascript:void(0);" xlink:type="simple">(58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20 mL solution, pH = 10 (NaOH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FJI-H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B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% BET increase</text:p>
          </table:table-cell>
          <table:table-cell office:value-type="string" calcext:value-type="string">
            <text:p>100 mg MOF in 1.5 mL 8 M HCl + 10 mL DMF, 358 K, 12 h</text:p>
          </table:table-cell>
          <table:table-cell office:value-type="string" calcext:value-type="string">
            <text:p><text:a xlink:href="javascript:void(0);" xlink:type="simple">(16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6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30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30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67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ND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2 d</text:p>
          </table:table-cell>
          <table:table-cell office:value-type="string" calcext:value-type="string">
            <text:p><text:a xlink:href="javascript:void(0);" xlink:type="simple">(10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(NaOH)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 increase BET</text:p>
          </table:table-cell>
          <table:table-cell office:value-type="string" calcext:value-type="string">
            <text:p>100 mg MOF in 20 mL solution, 9 M H2SO4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9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pH = 12 (KCl, NaOH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0% increase BET</text:p>
          </table:table-cell>
          <table:table-cell office:value-type="string" calcext:value-type="string">
            <text:p>100 mg MOF in 20 mL solution, 15 M HNO3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7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loss BET</text:p>
          </table:table-cell>
          <table:table-cell office:value-type="string" calcext:value-type="string">
            <text:p>100 mg MOF in 20 mL solution, 6 M H3PO4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7% increase BET</text:p>
          </table:table-cell>
          <table:table-cell office:value-type="string" calcext:value-type="string">
            <text:p>100 mg MOF in 20 mL solution, aqua regia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P-200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% increase BET</text:p>
          </table:table-cell>
          <table:table-cell office:value-type="string" calcext:value-type="string">
            <text:p>100 mg MOF to NH4OH vapor, RT, 3 d</text:p>
          </table:table-cell>
          <table:table-cell office:value-type="string" calcext:value-type="string">
            <text:p><text:a xlink:href="javascript:void(0);" xlink:type="simple">(123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2% increase BET</text:p>
          </table:table-cell>
          <table:table-cell office:value-type="string" calcext:value-type="string">
            <text:p>500 mg MOF in 12 M HCl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piro-1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1 for spiro-1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well-retained N2 uptake in all conditions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spiro-2(Zr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L2 for spiro-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partial increase CO2 uptake</text:p>
          </table:table-cell>
          <table:table-cell office:value-type="string" calcext:value-type="string">
            <text:p>concentrated HCl, RT, 7 d</text:p>
          </table:table-cell>
          <table:table-cell office:value-type="string" calcext:value-type="string">
            <text:p><text:a xlink:href="javascript:void(0);" xlink:type="simple">(124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partial loss CO2 uptake</text:p>
          </table:table-cell>
          <table:table-cell office:value-type="string" calcext:value-type="string">
            <text:p>0.01 M NaOH, RT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IL-125-NH2(T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H2</text:p>
          </table:table-cell>
          <table:table-cell office:value-type="string" calcext:value-type="string">
            <text:p>significant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0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1 d, 298 K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5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0 d, 298 K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 (NaOH), 15 d, 298 K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25-NHCyp(T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NHCyp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 (HCl), 298 K, 20 d</text:p>
          </table:table-cell>
          <table:table-cell office:value-type="string" calcext:value-type="string">
            <text:p><text:a xlink:href="javascript:void(0);" xlink:type="simple">(16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IL-177-LT(T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DI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8% BET increase</text:p>
          </table:table-cell>
          <table:table-cell office:value-type="string" calcext:value-type="string">
            <text:p>aqua regia, RT</text:p>
          </table:table-cell>
          <table:table-cell office:value-type="string" calcext:value-type="string">
            <text:p><text:a xlink:href="javascript:void(0);" xlink:type="simple">(125)</text:a></text:p>
          </table:table-cell>
        </table:table-row>
        <table:table-row table:style-name="ro1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37% HCl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5% BET loss</text:p>
          </table:table-cell>
          <table:table-cell office:value-type="string" calcext:value-type="string">
            <text:p>65% HNO3, 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98% H2SO4, RT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6 M H3PO4, RT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S-6(Hf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SO3Na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porosity well-retained at pH = 1</text:p>
          </table:table-cell>
          <table:table-cell office:value-type="string" calcext:value-type="string">
            <text:p>pH = 1, RT, 24 h</text:p>
          </table:table-cell>
          <table:table-cell office:value-type="string" calcext:value-type="string">
            <text:p><text:a xlink:href="javascript:void(0);" xlink:type="simple">(15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UO2(DCPBA)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DCP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2(HNO3/NaOH), 3 d</text:p>
          </table:table-cell>
          <table:table-cell office:value-type="string" calcext:value-type="string">
            <text:p><text:a xlink:href="javascript:void(0);" xlink:type="simple">(8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-1300(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BA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0, 7 d</text:p>
          </table:table-cell>
          <table:table-cell office:value-type="string" calcext:value-type="string">
            <text:p><text:a xlink:href="javascript:void(0);" xlink:type="simple">(8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complete loss</text:p>
          </table:table-cell>
          <table:table-cell office:value-type="string" calcext:value-type="string">
            <text:p>water saturated CO2, 318 K, 4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table:number-columns-repeated="2" office:value-type="string" calcext:value-type="string">
            <text:p>well-retained</text:p>
          </table:table-cell>
          <table:table-cell office:value-type="string" calcext:value-type="string">
            <text:p>water saturated CO2, 318 K, 168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MOF-5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C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10 M H+) and base (0.001–0.01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JXNU-4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1, HCl, NaOH, 24 h</text:p>
          </table:table-cell>
          <table:table-cell office:value-type="string" calcext:value-type="string">
            <text:p><text:a xlink:href="javascript:void(0);" xlink:type="simple">(162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,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0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B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2, RT 24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5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T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5 M H2SO4, 6 h</text:p>
          </table:table-cell>
          <table:table-cell office:value-type="string" calcext:value-type="string">
            <text:p><text:a xlink:href="javascript:void(0);" xlink:type="simple">(101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ENU-522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–12, HCl/NaOH, 2 h</text:p>
          </table:table-cell>
          <table:table-cell office:value-type="string" calcext:value-type="string">
            <text:p><text:a xlink:href="javascript:void(0);" xlink:type="simple">(16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3IPA3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, 24 h</text:p>
          </table:table-cell>
          <table:table-cell office:value-type="string" calcext:value-type="string">
            <text:p><text:a xlink:href="javascript:void(0);" xlink:type="simple">(164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4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6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8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10, 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 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 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0% increase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 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52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6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66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95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JUC-100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PO</text:p>
          </table:table-cell>
          <table:table-cell office:value-type="string" calcext:value-type="string">
            <text:p>well-retained, no Cu2+ released in all conditions</text:p>
          </table:table-cell>
          <table:table-cell office:value-type="string" calcext:value-type="string">
            <text:p>5% loss BET</text:p>
          </table:table-cell>
          <table:table-cell office:value-type="string" calcext:value-type="string">
            <text:p>pH = 1.5 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loss BET</text:p>
          </table:table-cell>
          <table:table-cell office:value-type="string" calcext:value-type="string">
            <text:p>pH = 12.5 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, HCl/NaOH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3">
          <table:table-cell/>
          <table:table-cell office:value-type="string" calcext:value-type="string">
            <text:p>ZJNU-51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AD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 (HCl), 36 h</text:p>
          </table:table-cell>
          <table:table-cell office:value-type="string" calcext:value-type="string">
            <text:p><text:a xlink:href="javascript:void(0);" xlink:type="simple">(165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 (NaOH), 36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HKUST-1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14.1% BET loss</text:p>
          </table:table-cell>
          <table:table-cell office:value-type="string" calcext:value-type="string">
            <text:p>O2/H2O atmosphere, 1 d</text:p>
          </table:table-cell>
          <table:table-cell office:value-type="string" calcext:value-type="string">
            <text:p><text:a xlink:href="javascript:void(0);" xlink:type="simple">(13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9.2% BET loss</text:p>
          </table:table-cell>
          <table:table-cell office:value-type="string" calcext:value-type="string">
            <text:p>O2/H2O atmosphere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3.3% BET loss</text:p>
          </table:table-cell>
          <table:table-cell office:value-type="string" calcext:value-type="string">
            <text:p>O2/H2O atmosphere, 5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BUT-155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DHB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22% BET loss</text:p>
          </table:table-cell>
          <table:table-cell office:value-type="string" calcext:value-type="string">
            <text:p>15 mg in 20 mL HCl (pH = 4), RT, 24 h</text:p>
          </table:table-cell>
          <table:table-cell office:value-type="string" calcext:value-type="string">
            <text:p><text:a xlink:href="javascript:void(0);" xlink:type="simple">(57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1% BET loss</text:p>
          </table:table-cell>
          <table:table-cell office:value-type="string" calcext:value-type="string">
            <text:p>15 mg in 20 mL NaOH (pH = 10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-EDDA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ED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0 pH = 4.2</text:p>
          </table:table-cell>
          <table:table-cell office:value-type="string" calcext:value-type="string">
            <text:p><text:a xlink:href="javascript:void(0);" xlink:type="simple">(16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3 pH = 12.2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Azolate Linkers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1 M NaOH, 373 K, 24 h</text:p>
          </table:table-cell>
          <table:table-cell office:value-type="string" calcext:value-type="string">
            <text:p><text:a xlink:href="javascript:void(0);" xlink:type="simple">(4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8 M 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0.5% BET loss after pH = 12.5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1 g MOF in 20 mL HCl (12 M)</text:p>
          </table:table-cell>
          <table:table-cell office:value-type="string" calcext:value-type="string">
            <text:p><text:a xlink:href="javascript:void(0);" xlink:type="simple">(14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2SO4 (18 M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HF (40%)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NaOH (14 M)</text:p>
          </table:table-cell>
          <table:table-cell office:value-type="string" calcext:value-type="string">
            <text:p> </text:p>
          </table:table-cell>
        </table:table-row>
        <table:table-row table:style-name="ro8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0.01 g MOF in 20 mL chromic acid solution (0.1 M K2Cr2O7 in concentrate H2SO4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3 d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3% loss Langmuir area</text:p>
          </table:table-cell>
          <table:table-cell office:value-type="string" calcext:value-type="string">
            <text:p>pH = 4(HCl), RT, 3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16% loss Langmuir area</text:p>
          </table:table-cell>
          <table:table-cell office:value-type="string" calcext:value-type="string">
            <text:p>pH = 12(NaOH), RT, 3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35% loss Langmuir area</text:p>
          </table:table-cell>
          <table:table-cell office:value-type="string" calcext:value-type="string">
            <text:p>5% H2O2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100% loss Langmuir area</text:p>
          </table:table-cell>
          <table:table-cell office:value-type="string" calcext:value-type="string">
            <text:p>pH = 0(HCl), RT, 2 months</text:p>
          </table:table-cell>
          <table:table-cell office:value-type="string" calcext:value-type="string">
            <text:p><text:a xlink:href="javascript:void(0);" xlink:type="simple">(114)</text:a>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79% loss Langmuir area</text:p>
          </table:table-cell>
          <table:table-cell office:value-type="string" calcext:value-type="string">
            <text:p>pH = 4(HCl), RT, 2 months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82% loss Langmuir area</text:p>
          </table:table-cell>
          <table:table-cell office:value-type="string" calcext:value-type="string">
            <text:p>pH = 12(NaOH), RT, 2 months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3" office:value-type="string" calcext:value-type="string">
            <text:p> 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86% loss Langmuir area</text:p>
          </table:table-cell>
          <table:table-cell office:value-type="string" calcext:value-type="string">
            <text:p>5% H2O2, RT, 2 months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6 wt % MOF in 0.45% MIM water</text:p>
          </table:table-cell>
          <table:table-cell office:value-type="string" calcext:value-type="string">
            <text:p><text:a xlink:href="javascript:void(0);" xlink:type="simple">(5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partial BET loss</text:p>
          </table:table-cell>
          <table:table-cell office:value-type="string" calcext:value-type="string">
            <text:p>LiCl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partial degradation in all conditions</text:p>
          </table:table-cell>
          <table:table-cell office:value-type="string" calcext:value-type="string">
            <text:p>partial BET loss in all conditions</text:p>
          </table:table-cell>
          <table:table-cell office:value-type="string" calcext:value-type="string">
            <text:p>LiNO3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Cl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aNO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significant BET loss in all conditions</text:p>
          </table:table-cell>
          <table:table-cell office:value-type="string" calcext:value-type="string">
            <text:p>NiCl2, RT, 24 h, molar ratio of salt to ZIF-8 is 0.5</text:p>
          </table:table-cell>
          <table:table-cell office:value-type="string" calcext:value-type="string">
            <text:p><text:a xlink:href="javascript:void(0);" xlink:type="simple">(167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Ni(NO3)2, RT, 24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Cl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u(NO3)2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Al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Cl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In(NO3)3, RT, 24 h, molar ratio of salt to ZIF-8 is 0.5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</text:p>
          </table:table-cell>
          <table:table-cell office:value-type="string" calcext:value-type="string">
            <text:p>significant degradation</text:p>
          </table:table-cell>
          <table:table-cell office:value-type="string" calcext:value-type="string">
            <text:p>61% BET loss</text:p>
          </table:table-cell>
          <table:table-cell office:value-type="string" calcext:value-type="string">
            <text:p>water saturated CO2 at 318 K for 24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water saturated CO2 at 318 K for 720 h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ZIF-8-VF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MIM-VF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cid (0.001–0.01 M H+) and base (0.001–10 M OH–) solutions, 7 d</text:p>
          </table:table-cell>
          <table:table-cell office:value-type="string" calcext:value-type="string">
            <text:p><text:a xlink:href="javascript:void(0);" xlink:type="simple">(127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AF-X27-Cl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0.001 M HCl, KOH, 7 d</text:p>
          </table:table-cell>
          <table:table-cell office:value-type="string" calcext:value-type="string">
            <text:p><text:a xlink:href="javascript:void(0);" xlink:type="simple">(8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.0 M KOH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5 mg MOF in 3.5 mL solutions, 0.01 mM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0.1 mM HCl, RT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RT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 M NaOH, 373 K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10 M NaOH, 373 K, 24 h</text:p>
          </table:table-cell>
          <table:table-cell office:value-type="string" calcext:value-type="string">
            <text:p> 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,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slight higher porosity in all conditions</text:p>
          </table:table-cell>
          <table:table-cell office:value-type="string" calcext:value-type="string">
            <text:p>100 mg MOF in 3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solutions of s-NaOH, 373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PCN-601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no linkers released confirmed by UV–vis</text:p>
          </table:table-cell>
          <table:table-cell office:value-type="string" calcext:value-type="string">
            <text:p>5 mg MOF in 3.5 mL solutions of 0.1 mM HCl, RT, 24 h</text:p>
          </table:table-cell>
          <table:table-cell office:value-type="string" calcext:value-type="string">
            <text:p><text:a xlink:href="javascript:void(0);" xlink:type="simple">(59)</text:a></text:p>
          </table:table-cell>
        </table:table-row>
        <table:table-row table:style-name="ro7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 mg MOF in 3.5 mL solutions of s-NaOH, 37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PCN-602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PPP</text:p>
          </table:table-cell>
          <table:table-cell table:number-columns-repeated="2" office:value-type="string" calcext:value-type="string">
            <text:p>well-retained in all conditions</text:p>
          </table:table-cell>
          <table:table-cell office:value-type="string" calcext:value-type="string">
            <text:p>100 mg MOF in 35 mL of 0.1 mM HCl (pH = 4), RT, 24 h</text:p>
          </table:table-cell>
          <table:table-cell office:value-type="string" calcext:value-type="string">
            <text:p><text:a xlink:href="javascript:void(0);" xlink:type="simple">(109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OH (pH = 14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F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Na2CO3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100 mg MOF in 35 mL of 1 M K3PO4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i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loss increase Langmuir area</text:p>
          </table:table-cell>
          <table:table-cell office:value-type="string" calcext:value-type="string">
            <text:p>pH = 2 (HCl), 373 K, 14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7% loss increase Langmuir area</text:p>
          </table:table-cell>
          <table:table-cell office:value-type="string" calcext:value-type="string">
            <text:p>pH = 2 (HNO3), 373 K, 14 d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% increase Langmuir area</text:p>
          </table:table-cell>
          <table:table-cell office:value-type="string" calcext:value-type="string">
            <text:p>pH = 14 (NaOH), 373 K, 14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u3(BTP)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complete loss porosity in all conditions</text:p>
          </table:table-cell>
          <table:table-cell office:value-type="string" calcext:value-type="string">
            <text:p>pH = 3 (HCl), RT, 1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Zn3(BTP)2(Ni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TP</text:p>
          </table:table-cell>
          <table:table-cell office:value-type="string" calcext:value-type="string">
            <text:p>well-retained complete degradation</text:p>
          </table:table-cell>
          <table:table-cell office:value-type="string" calcext:value-type="string">
            <text:p>complete loss porosity at pH = 14</text:p>
          </table:table-cell>
          <table:table-cell office:value-type="string" calcext:value-type="string">
            <text:p>pH = 3 (HCl), 373 K, 7 d</text:p>
          </table:table-cell>
          <table:table-cell office:value-type="string" calcext:value-type="string">
            <text:p><text:a xlink:href="javascript:void(0);" xlink:type="simple">(85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RT, 1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Zn(1,3-BDP)(Z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BD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aqueous solution, 363 K, 30 min</text:p>
          </table:table-cell>
          <table:table-cell office:value-type="string" calcext:value-type="string">
            <text:p><text:a xlink:href="javascript:void(0);" xlink:type="simple">(10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kag-MOF-1(Zn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ZE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CO2 uptake well preserved after adsorbing humid (75%) CO2</text:p>
          </table:table-cell>
          <table:table-cell office:value-type="string" calcext:value-type="string">
            <text:p>pH = 4</text:p>
          </table:table-cell>
          <table:table-cell office:value-type="string" calcext:value-type="string">
            <text:p><text:a xlink:href="javascript:void(0);" xlink:type="simple">(168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BUT-8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CDP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concentrated HCl, 24 h</text:p>
          </table:table-cell>
          <table:table-cell office:value-type="string" calcext:value-type="string">
            <text:p><text:a xlink:href="javascript:void(0);" xlink:type="simple">(12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9">
          <table:table-cell/>
          <table:table-cell office:value-type="string" calcext:value-type="string">
            <text:p>IPM-MOF-201(Ni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PA</text:p>
          </table:table-cell>
          <table:table-cell office:value-type="string" calcext:value-type="string">
            <text:p>partial degradation for all conditions and Ni2+ (1.85 ppm) released at pH = 4</text:p>
          </table:table-cell>
          <table:table-cell office:value-type="string" calcext:value-type="string">
            <text:p>slightly shifted on CO2 uptake in all conditions</text:p>
          </table:table-cell>
          <table:table-cell office:value-type="string" calcext:value-type="string">
            <text:p>50 mg MOF in 5 mL solution (pH = 4), RT, 24 h</text:p>
          </table:table-cell>
          <table:table-cell office:value-type="string" calcext:value-type="string">
            <text:p><text:a xlink:href="javascript:void(0);" xlink:type="simple">(60)</text:a>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 H = 10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2), RT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50 mg MOF in 5 mL solution (pH = 14), RT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4(SiW12O40)(L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RABL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4</text:p>
          </table:table-cell>
          <table:table-cell office:value-type="string" calcext:value-type="string">
            <text:p><text:a xlink:href="javascript:void(0);" xlink:type="simple">(16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MCIF(Cu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DCI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3, 1 d</text:p>
          </table:table-cell>
          <table:table-cell office:value-type="string" calcext:value-type="string">
            <text:p><text:a xlink:href="javascript:void(0);" xlink:type="simple">(170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6(Trz)10(Cu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TRZ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353 K, 24 h</text:p>
          </table:table-cell>
          <table:table-cell office:value-type="string" calcext:value-type="string">
            <text:p><text:a xlink:href="javascript:void(0);" xlink:type="simple">(17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, 353 K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353 K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(ABTA)2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2.4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.8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Ag3(ABTA)3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AB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.2</text:p>
          </table:table-cell>
          <table:table-cell office:value-type="string" calcext:value-type="string">
            <text:p><text:a xlink:href="javascript:void(0);" xlink:type="simple">(17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5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 = McIlvaine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Azolate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1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DA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2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2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PHEN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3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S-3(Co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IDC, BPY</text:p>
          </table:table-cell>
          <table:table-cell office:value-type="string" calcext:value-type="string">
            <text:p>well-retained after 3 ads cycles</text:p>
          </table:table-cell>
          <table:table-cell office:value-type="string" calcext:value-type="string">
            <text:p>6% loss in NH3 uptake after 3 ads cycles</text:p>
          </table:table-cell>
          <table:table-cell office:value-type="string" calcext:value-type="string">
            <text:p>steam of 4% ammonia solution, 298 K</text:p>
          </table:table-cell>
          <table:table-cell office:value-type="string" calcext:value-type="string">
            <text:p><text:a xlink:href="javascript:void(0);" xlink:type="simple">(17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FJI-H14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T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, 373 K, 24 h</text:p>
          </table:table-cell>
          <table:table-cell office:value-type="string" calcext:value-type="string">
            <text:p><text:a xlink:href="javascript:void(0);" xlink:type="simple">(17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H = 5(HCl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sdb)2(pcih)2 (Cd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SDB</text:p>
          </table:table-cell>
          <table:table-cell office:value-type="string" calcext:value-type="string">
            <text:p>complete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</text:p>
          </table:table-cell>
          <table:table-cell office:value-type="string" calcext:value-type="string">
            <text:p><text:a xlink:href="javascript:void(0);" xlink:type="simple">(175)</text:a></text:p>
          </table:table-cell>
        </table:table-row>
        <table:table-row table:style-name="ro2">
          <table:table-cell/>
          <table:table-cell table:number-columns-repeated="2" office:value-type="string" calcext:value-type="string">
            <text:p> </text:p>
          </table:table-cell>
          <table:table-cell office:value-type="string" calcext:value-type="string">
            <text:p>PCIH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9(NaOH)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2 (HCl, NaOH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PCN-124-stu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DAD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7 d</text:p>
          </table:table-cell>
          <table:table-cell office:value-type="string" calcext:value-type="string">
            <text:p><text:a xlink:href="javascript:void(0);" xlink:type="simple">(176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3(NaOH), 7 d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ENU-601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DC, BI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24 h</text:p>
          </table:table-cell>
          <table:table-cell office:value-type="string" calcext:value-type="string">
            <text:p><text:a xlink:href="javascript:void(0);" xlink:type="simple">(177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3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5(HCl), 24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(NaOH), 24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(NaOH), 24 h electrolyte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2(TCS)(BPY)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i2(TCS)(BPY)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u2(TCS)(BPY)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CS, 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 = 3–11</text:p>
          </table:table-cell>
          <table:table-cell office:value-type="string" calcext:value-type="string">
            <text:p><text:a xlink:href="javascript:void(0);" xlink:type="simple">(17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Cd1.5(TPO)(bipy)1.5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O, BI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–10, HCl, NaOH, 24 h</text:p>
          </table:table-cell>
          <table:table-cell office:value-type="string" calcext:value-type="string">
            <text:p><text:a xlink:href="javascript:void(0);" xlink:type="simple">(17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IISERP-MOF2(Ni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CY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no loss of CO2 uptake</text:p>
          </table:table-cell>
          <table:table-cell office:value-type="string" calcext:value-type="string">
            <text:p>humid CO2, 24 h</text:p>
          </table:table-cell>
          <table:table-cell office:value-type="string" calcext:value-type="string">
            <text:p><text:a xlink:href="javascript:void(0);" xlink:type="simple">(103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o6L4(TPT)2(μ3-OH)2(Co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T, TCY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24 h</text:p>
          </table:table-cell>
          <table:table-cell office:value-type="string" calcext:value-type="string">
            <text:p><text:a xlink:href="javascript:void(0);" xlink:type="simple">(180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9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Cd2(tib)2(bda)2(Cd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IB, BD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 (HCl), 12 h</text:p>
          </table:table-cell>
          <table:table-cell office:value-type="string" calcext:value-type="string">
            <text:p><text:a xlink:href="javascript:void(0);" xlink:type="simple">(181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4 (HCl)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0 (NaOH)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USTC-7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ZBPDC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2 h</text:p>
          </table:table-cell>
          <table:table-cell office:value-type="string" calcext:value-type="string">
            <text:p><text:a xlink:href="javascript:void(0);" xlink:type="simple">(182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Zn(NO2-BDC)(dmbpy)0.5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BDC-NO2, DMBPY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–6, RT, 3 d</text:p>
          </table:table-cell>
          <table:table-cell office:value-type="string" calcext:value-type="string">
            <text:p><text:a xlink:href="javascript:void(0);" xlink:type="simple">(183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8–9, RT, 3 d</text:p>
          </table:table-cell>
          <table:table-cell office:value-type="string" calcext:value-type="string">
            <text:p> </text:p>
          </table:table-cell>
        </table:table-row>
        <table:table-row table:style-name="ro6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7.4 (phosphate buffer), RT, 3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2.5(HCl), RT, 24 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rht-MOF-tri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AI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2.5(HCl), 48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2.5(HCl), RT, 7 d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rht-MOF-pyr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IP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(HCl), 6 h</text:p>
          </table:table-cell>
          <table:table-cell office:value-type="string" calcext:value-type="string">
            <text:p><text:a xlink:href="javascript:void(0);" xlink:type="simple">(184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–11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NUM-5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PANTH, OB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, 1 d</text:p>
          </table:table-cell>
          <table:table-cell office:value-type="string" calcext:value-type="string">
            <text:p><text:a xlink:href="javascript:void(0);" xlink:type="simple">(185)</text:a></text:p>
          </table:table-cell>
        </table:table-row>
        <table:table-row table:style-name="ro1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Aldehyde)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3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partial degradation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5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1">
          <table:table-cell/>
          <table:table-cell office:value-type="string" calcext:value-type="string">
            <text:p>H2Q-HK(Cu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BTC, Q</text:p>
          </table:table-cell>
          <table:table-cell office:value-type="string" calcext:value-type="string">
            <text:p>well-retained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9, 7 d</text:p>
          </table:table-cell>
          <table:table-cell office:value-type="string" calcext:value-type="string">
            <text:p><text:a xlink:href="javascript:void(0);" xlink:type="simple">(186)</text:a>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Phosphonate)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Cr(C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1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g(Mg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6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Mn(Mn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2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4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1-Zr(Zr)</text:p>
          </table:table-cell>
          <table:table-cell office:value-type="string" calcext:value-type="string">
            <text:p>hydrophobic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4(HCl), 7 d</text:p>
          </table:table-cell>
          <table:table-cell office:value-type="string" calcext:value-type="string">
            <text:p><text:a xlink:href="javascript:void(0);" xlink:type="simple">(187)</text:a></text:p>
          </table:table-cell>
        </table:table-row>
        <table:table-row table:style-name="ro2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3% BET loss</text:p>
          </table:table-cell>
          <table:table-cell office:value-type="string" calcext:value-type="string">
            <text:p>pH = 9(NaOH), 7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1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1</text:p>
          </table:table-cell>
          <table:table-cell office:value-type="string" calcext:value-type="string">
            <text:p>well-retained partial degradation</text:p>
          </table:table-cell>
          <table:table-cell office:value-type="string" calcext:value-type="string">
            <text:p>10% BET loss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 </text:p>
          </table:table-cell>
          <table:table-cell office:value-type="string" calcext:value-type="string">
            <text:p>24% BET loss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2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MCP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Mn2L3(M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FCP3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4(HCl), 24 h</text:p>
          </table:table-cell>
          <table:table-cell office:value-type="string" calcext:value-type="string">
            <text:p><text:a xlink:href="javascript:void(0);" xlink:type="simple">(91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1(NaOH), 24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table:style-name="ce35" office:value-type="string" calcext:value-type="string" table:number-columns-spanned="7" table:number-rows-spanned="1">
            <text:p>Bifunctional Linkers (Carboxylate, Hydroxyl)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complete degradation partial degradation</text:p>
          </table:table-cell>
          <table:table-cell office:value-type="string" calcext:value-type="string">
            <text:p>69% BET loss after pH = 12.5(NaOH)</text:p>
          </table:table-cell>
          <table:table-cell office:value-type="string" calcext:value-type="string">
            <text:p>pH = 1.5(HCl), RT, 2 d</text:p>
          </table:table-cell>
          <table:table-cell office:value-type="string" calcext:value-type="string">
            <text:p><text:a xlink:href="javascript:void(0);" xlink:type="simple">(56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2.5(NaOH), RT, 2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MOF-74(Mg)</text:p>
          </table:table-cell>
          <table:table-cell office:value-type="string" calcext:value-type="string">
            <text:p>hydrophilic</text:p>
          </table:table-cell>
          <table:table-cell office:value-type="string" calcext:value-type="string">
            <text:p>DOBDC</text:p>
          </table:table-cell>
          <table:table-cell office:value-type="string" calcext:value-type="string">
            <text:p>phosphonate linkers</text:p>
          </table:table-cell>
          <table:table-cell office:value-type="string" calcext:value-type="string">
            <text:p>66% loss of CO2 uptake</text:p>
          </table:table-cell>
          <table:table-cell office:value-type="string" calcext:value-type="string">
            <text:p>humid CO2, 313 K, 15 breakthrough cycles</text:p>
          </table:table-cell>
          <table:table-cell office:value-type="string" calcext:value-type="string">
            <text:p><text:a xlink:href="javascript:void(0);" xlink:type="simple">(188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7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95% BET loss and mass maintained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oleum, RT, 12 h</text:p>
          </table:table-cell>
          <table:table-cell office:value-type="string" calcext:value-type="string">
            <text:p> 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1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 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2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M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80% BET loss after aqua regia treatment</text:p>
          </table:table-cell>
          <table:table-cell office:value-type="string" calcext:value-type="string">
            <text:p>pH = 13(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pH = 14 (NaOH)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–11(HNO3, NaOH), 1 d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3 M H2SO4, 1 d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6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4% BET increase after aqua regia treatment</text:p>
          </table:table-cell>
          <table:table-cell office:value-type="string" calcext:value-type="string">
            <text:p>aqua regia, RT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NO3, RT, 12 h</text:p>
          </table:table-cell>
          <table:table-cell office:value-type="string" calcext:value-type="string">
            <text:p> </text:p>
          </table:table-cell>
        </table:table-row>
        <table:table-row table:style-name="ro2">
          <table:table-cell/>
          <table:table-cell table:number-columns-repeated="5" office:value-type="string" calcext:value-type="string">
            <text:p> </text:p>
          </table:table-cell>
          <table:table-cell office:value-type="string" calcext:value-type="string">
            <text:p>concentrated HCl, RT, 12 h</text:p>
          </table:table-cell>
          <table:table-cell office:value-type="string" calcext:value-type="string">
            <text:p> 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3">
          <table:table-cell/>
          <table:table-cell office:value-type="string" calcext:value-type="string">
            <text:p>SZ-3(Zr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TPPA</text:p>
          </table:table-cell>
          <table:table-cell office:value-type="string" calcext:value-type="string">
            <text:p>complete degradation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13(NaOH), 1 d oleum, 12 h</text:p>
          </table:table-cell>
          <table:table-cell office:value-type="string" calcext:value-type="string">
            <text:p><text:a xlink:href="javascript:void(0);" xlink:type="simple">(129)</text:a></text:p>
          </table:table-cell>
        </table:table-row>
        <table:table-row table:style-name="ro1">
          <table:table-cell/>
          <table:table-cell office:value-type="string" calcext:value-type="string" table:number-columns-spanned="7" table:number-rows-spanned="1">
            <text:p>         </text:p>
          </table:table-cell>
          <table:covered-table-cell table:number-columns-repeated="6" table:style-name="Default"/>
        </table:table-row>
        <table:table-row table:style-name="ro2">
          <table:table-cell/>
          <table:table-cell office:value-type="string" calcext:value-type="string">
            <text:p>JUC-200(Zn)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well-retained in all conditions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pH = 2∼5 (HCl), 7 d</text:p>
          </table:table-cell>
          <table:table-cell office:value-type="string" calcext:value-type="string">
            <text:p><text:a xlink:href="javascript:void(0);" xlink:type="simple">(189)</text:a></text:p>
          </table:table-cell>
        </table:table-row>
      </table:table>
      <table:table table:name="Sheet6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12"/>
        <table:table-column table:style-name="co6" table:default-cell-style-name="ce3"/>
        <table:table-column table:style-name="co7" table:default-cell-style-name="ce3"/>
        <table:table-column table:style-name="co1" table:number-columns-repeated="1019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unique_id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BEYRUU</text:p>
          </table:table-cell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table:formula="of:=CONCATENATE(&quot;s&quot;; [.G2])" office:value-type="string" office:string-value="s1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OCUNAC</text:p>
          </table:table-cell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table:formula="of:=CONCATENATE(&quot;s&quot;; [.G3])" office:value-type="string" office:string-value="s2" calcext:value-type="string">
            <text:p>s2</text:p>
          </table:table-cell>
          <table:table-cell table:formula="of:=[.G2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WEVYEE</text:p>
          </table:table-cell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table:formula="of:=CONCATENATE(&quot;s&quot;; [.G4])" office:value-type="string" office:string-value="s3" calcext:value-type="string">
            <text:p>s3</text:p>
          </table:table-cell>
          <table:table-cell table:formula="of:=[.G3]+1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10" office:value-type="string" calcext:value-type="string">
            <text:p>N/A <text:a xlink:href="javascript:void(0);" xlink:type="simple">(261)</text:a></text:p>
          </table:table-cell>
          <table:table-cell table:style-name="ce10" office:value-type="string" calcext:value-type="string">
            <text:p>Ni3(BTP)2</text:p>
          </table:table-cell>
          <table:table-cell table:formula="of:=CONCATENATE(&quot;s&quot;; [.G5])" office:value-type="string" office:string-value="s4" calcext:value-type="string">
            <text:p>s4</text:p>
          </table:table-cell>
          <table:table-cell table:formula="of:=[.G4]+1"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EDYEQ</text:p>
          </table:table-cell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<text:s/></text:p>
          </table:table-cell>
          <table:table-cell table:formula="of:=CONCATENATE(&quot;s&quot;; [.G6])" office:value-type="string" office:string-value="s5" calcext:value-type="string">
            <text:p>s5</text:p>
          </table:table-cell>
          <table:table-cell table:formula="of:=[.G5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DOGBEI</text:p>
          </table:table-cell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table:formula="of:=CONCATENATE(&quot;s&quot;; [.G7])" office:value-type="string" office:string-value="s6" calcext:value-type="string">
            <text:p>s6</text:p>
          </table:table-cell>
          <table:table-cell table:formula="of:=[.G6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FAWCEN</text:p>
          </table:table-cell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table:formula="of:=CONCATENATE(&quot;s&quot;; [.G8])" office:value-type="string" office:string-value="s7" calcext:value-type="string">
            <text:p>s7</text:p>
          </table:table-cell>
          <table:table-cell table:formula="of:=[.G7]+1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OTIBUQ</text:p>
          </table:table-cell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table:formula="of:=CONCATENATE(&quot;s&quot;; [.G9])" office:value-type="string" office:string-value="s8" calcext:value-type="string">
            <text:p>s8</text:p>
          </table:table-cell>
          <table:table-cell table:formula="of:=[.G8]+1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XEFPUV</text:p>
          </table:table-cell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table:formula="of:=CONCATENATE(&quot;s&quot;; [.G10])" office:value-type="string" office:string-value="s9" calcext:value-type="string">
            <text:p>s9</text:p>
          </table:table-cell>
          <table:table-cell table:formula="of:=[.G9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UDEMEW</text:p>
          </table:table-cell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table:formula="of:=CONCATENATE(&quot;s&quot;; [.G11])" office:value-type="string" office:string-value="s10" calcext:value-type="string">
            <text:p>s10</text:p>
          </table:table-cell>
          <table:table-cell table:formula="of:=[.G10]+1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Default" office:value-type="string" calcext:value-type="string">
            <text:p>JEYTEP</text:p>
          </table:table-cell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table:formula="of:=CONCATENATE(&quot;s&quot;; [.G12])" office:value-type="string" office:string-value="s11" calcext:value-type="string">
            <text:p>s11</text:p>
          </table:table-cell>
          <table:table-cell table:formula="of:=[.G11]+1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PEZCII</text:p>
          </table:table-cell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table:formula="of:=CONCATENATE(&quot;s&quot;; [.G13])" office:value-type="string" office:string-value="s12" calcext:value-type="string">
            <text:p>s12</text:p>
          </table:table-cell>
          <table:table-cell table:formula="of:=[.G12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8" calcext:value-type="float">
            <text:p>18</text:p>
          </table:table-cell>
          <table:table-cell table:style-name="ce29" office:value-type="string" calcext:value-type="string">
            <text:p>LUQGAG</text:p>
          </table:table-cell>
          <table:table-cell table:style-name="ce26" office:value-type="string" calcext:value-type="string">
            <text:p>N/A <text:a xlink:href="javascript:void(0);" xlink:type="simple">(260)</text:a></text:p>
          </table:table-cell>
          <table:table-cell table:style-name="ce17" office:value-type="string" calcext:value-type="string">
            <text:p>Co(1,4-BDP) </text:p>
          </table:table-cell>
          <table:table-cell table:formula="of:=CONCATENATE(&quot;s&quot;; [.G14])" office:value-type="string" office:string-value="s13" calcext:value-type="string">
            <text:p>s13</text:p>
          </table:table-cell>
          <table:table-cell table:formula="of:=[.G13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UTEWUM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table:formula="of:=CONCATENATE(&quot;s&quot;; [.G15])" office:value-type="string" office:string-value="s14" calcext:value-type="string">
            <text:p>s14</text:p>
          </table:table-cell>
          <table:table-cell table:formula="of:=[.G14]+1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UTEXAT</text:p>
          </table:table-cell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table:formula="of:=CONCATENATE(&quot;s&quot;; [.G16])" office:value-type="string" office:string-value="s15" calcext:value-type="string">
            <text:p>s15</text:p>
          </table:table-cell>
          <table:table-cell table:formula="of:=[.G15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FATLUJ</text:p>
          </table:table-cell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table:formula="of:=CONCATENATE(&quot;s&quot;; [.G17])" office:value-type="string" office:string-value="s16" calcext:value-type="string">
            <text:p>s16</text:p>
          </table:table-cell>
          <table:table-cell table:formula="of:=[.G16]+1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NIRPAI</text:p>
          </table:table-cell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table:formula="of:=CONCATENATE(&quot;s&quot;; [.G18])" office:value-type="string" office:string-value="s17" calcext:value-type="string">
            <text:p>s17</text:p>
          </table:table-cell>
          <table:table-cell table:formula="of:=[.G17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style-name="Default" office:value-type="string" calcext:value-type="string">
            <text:p>IDUWAH</text:p>
          </table:table-cell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table:formula="of:=CONCATENATE(&quot;s&quot;; [.G19])" office:value-type="string" office:string-value="s18" calcext:value-type="string">
            <text:p>s18</text:p>
          </table:table-cell>
          <table:table-cell table:formula="of:=[.G18]+1" office:value-type="float" office:value="18" calcext:value-type="float">
            <text:p>1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RAKJIY</text:p>
          </table:table-cell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table:formula="of:=CONCATENATE(&quot;s&quot;; [.G20])" office:value-type="string" office:string-value="s19" calcext:value-type="string">
            <text:p>s19</text:p>
          </table:table-cell>
          <table:table-cell table:formula="of:=[.G19]+1" office:value-type="float" office:value="19" calcext:value-type="float">
            <text:p>1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Default" office:value-type="string" calcext:value-type="string">
            <text:p>YEYBOV</text:p>
          </table:table-cell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table:formula="of:=CONCATENATE(&quot;s&quot;; [.G21])" office:value-type="string" office:string-value="s20" calcext:value-type="string">
            <text:p>s20</text:p>
          </table:table-cell>
          <table:table-cell table:formula="of:=[.G20]+1" office:value-type="float" office:value="20" calcext:value-type="float">
            <text:p>20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36" office:value-type="float" office:value="27" calcext:value-type="float">
            <text:p>27</text:p>
          </table:table-cell>
          <table:table-cell table:style-name="ce36" office:value-type="string" calcext:value-type="string">
            <text:p>OQOCAA</text:p>
          </table:table-cell>
          <table:table-cell table:style-name="ce38" office:value-type="string" calcext:value-type="string">
            <text:p>CAU-10 <text:a xlink:href="javascript:void(0);" xlink:type="simple">(110)</text:a></text:p>
          </table:table-cell>
          <table:table-cell table:style-name="ce38" office:value-type="string" calcext:value-type="string">
            <text:p>Al(OH)(ISO)</text:p>
          </table:table-cell>
          <table:table-cell table:style-name="ce36" table:formula="of:=CONCATENATE(&quot;s&quot;; [.G22])" office:value-type="string" office:string-value="s21" calcext:value-type="string">
            <text:p>s21</text:p>
          </table:table-cell>
          <table:table-cell table:style-name="ce36" table:formula="of:=[.G21]+1" office:value-type="float" office:value="21" calcext:value-type="float">
            <text:p>21</text:p>
          </table:table-cell>
          <table:table-cell table:style-name="ce36" table:number-columns-repeated="101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VEGCAN</text:p>
          </table:table-cell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table:formula="of:=CONCATENATE(&quot;s&quot;; [.G23])" office:value-type="string" office:string-value="s22" calcext:value-type="string">
            <text:p>s22</text:p>
          </table:table-cell>
          <table:table-cell table:formula="of:=[.G22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VEGBUG</text:p>
          </table:table-cell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table:formula="of:=CONCATENATE(&quot;s&quot;; [.G24])" office:value-type="string" office:string-value="s23" calcext:value-type="string">
            <text:p>s23</text:p>
          </table:table-cell>
          <table:table-cell table:formula="of:=[.G23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IFUCAQ</text:p>
          </table:table-cell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table:formula="of:=CONCATENATE(&quot;s&quot;; [.G25])" office:value-type="string" office:string-value="s24" calcext:value-type="string">
            <text:p>s24</text:p>
          </table:table-cell>
          <table:table-cell table:formula="of:=[.G24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PITYUN04</text:p>
          </table:table-cell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table:formula="of:=CONCATENATE(&quot;s&quot;; [.G26])" office:value-type="string" office:string-value="s25" calcext:value-type="string">
            <text:p>s25</text:p>
          </table:table-cell>
          <table:table-cell table:formula="of:=[.G25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table:style-name="Default" office:value-type="string" calcext:value-type="string">
            <text:p>BUSPIP</text:p>
          </table:table-cell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table:formula="of:=CONCATENATE(&quot;s&quot;; [.G27])" office:value-type="string" office:string-value="s26" calcext:value-type="string">
            <text:p>s26</text:p>
          </table:table-cell>
          <table:table-cell table:formula="of:=[.G26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table:style-name="Default" office:value-type="string" calcext:value-type="string">
            <text:p>CIGXIA</text:p>
          </table:table-cell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table:formula="of:=CONCATENATE(&quot;s&quot;; [.G28])" office:value-type="string" office:string-value="s27" calcext:value-type="string">
            <text:p>s27</text:p>
          </table:table-cell>
          <table:table-cell table:formula="of:=[.G27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36" calcext:value-type="float">
            <text:p>36</text:p>
          </table:table-cell>
          <table:table-cell table:style-name="ce4"/>
          <table:table-cell table:style-name="ce10" office:value-type="string" calcext:value-type="string">
            <text:p>MIL-127 <text:a xlink:href="javascript:void(0);" xlink:type="simple">(42)</text:a></text:p>
          </table:table-cell>
          <table:table-cell table:style-name="ce10" office:value-type="string" calcext:value-type="string">
            <text:p>Fe6O2(TAZB)3X2, X = Cl, OH</text:p>
          </table:table-cell>
          <table:table-cell table:formula="of:=CONCATENATE(&quot;s&quot;; [.G29])" office:value-type="string" office:string-value="s28" calcext:value-type="string">
            <text:p>s28</text:p>
          </table:table-cell>
          <table:table-cell table:formula="of:=[.G28]+1"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7" calcext:value-type="float">
            <text:p>37</text:p>
          </table:table-cell>
          <table:table-cell table:style-name="ce6" office:value-type="string" calcext:value-type="string">
            <text:p>DOYBEA</text:p>
          </table:table-cell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table:formula="of:=CONCATENATE(&quot;s&quot;; [.G30])" office:value-type="string" office:string-value="s29" calcext:value-type="string">
            <text:p>s29</text:p>
          </table:table-cell>
          <table:table-cell table:formula="of:=[.G29]+1" office:value-type="float" office:value="29" calcext:value-type="float">
            <text:p>29</text:p>
          </table:table-cell>
          <table:table-cell table:number-columns-repeated="1017"/>
        </table:table-row>
        <table:table-row table:style-name="ro1">
          <table:table-cell/>
          <table:table-cell table:style-name="ce4" office:value-type="float" office:value="38" calcext:value-type="float">
            <text:p>38</text:p>
          </table:table-cell>
          <table:table-cell table:style-name="ce4"/>
          <table:table-cell table:style-name="ce10" office:value-type="string" calcext:value-type="string">
            <text:p>MIL-53(Cr) <text:a xlink:href="javascript:void(0);" xlink:type="simple">(268)</text:a></text:p>
          </table:table-cell>
          <table:table-cell table:style-name="ce10" office:value-type="string" calcext:value-type="string">
            <text:p>Cr(OH)BDC</text:p>
          </table:table-cell>
          <table:table-cell table:formula="of:=CONCATENATE(&quot;s&quot;; [.G31])" office:value-type="string" office:string-value="s30" calcext:value-type="string">
            <text:p>s30</text:p>
          </table:table-cell>
          <table:table-cell table:formula="of:=[.G30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QEFXAC</text:p>
          </table:table-cell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table:formula="of:=CONCATENATE(&quot;s&quot;; [.G32])" office:value-type="string" office:string-value="s31" calcext:value-type="string">
            <text:p>s31</text:p>
          </table:table-cell>
          <table:table-cell table:formula="of:=[.G31]+1" office:value-type="float" office:value="31" calcext:value-type="float">
            <text:p>3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style-name="Default" office:value-type="string" calcext:value-type="string">
            <text:p>QEFWUV</text:p>
          </table:table-cell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table:formula="of:=CONCATENATE(&quot;s&quot;; [.G33])" office:value-type="string" office:string-value="s32" calcext:value-type="string">
            <text:p>s32</text:p>
          </table:table-cell>
          <table:table-cell table:formula="of:=[.G32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BOHKAM</text:p>
          </table:table-cell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4])" office:value-type="string" office:string-value="s33" calcext:value-type="string">
            <text:p>s33</text:p>
          </table:table-cell>
          <table:table-cell table:formula="of:=[.G33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string" calcext:value-type="string">
            <text:p>BOHJUF</text:p>
          </table:table-cell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table:formula="of:=CONCATENATE(&quot;s&quot;; [.G35])" office:value-type="string" office:string-value="s34" calcext:value-type="string">
            <text:p>s34</text:p>
          </table:table-cell>
          <table:table-cell table:formula="of:=[.G34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table:style-name="Default" office:value-type="string" calcext:value-type="string">
            <text:p>BOHXED</text:p>
          </table:table-cell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table:formula="of:=CONCATENATE(&quot;s&quot;; [.G36])" office:value-type="string" office:string-value="s35" calcext:value-type="string">
            <text:p>s35</text:p>
          </table:table-cell>
          <table:table-cell table:formula="of:=[.G35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5" calcext:value-type="float">
            <text:p>45</text:p>
          </table:table-cell>
          <table:table-cell table:style-name="Default" office:value-type="string" calcext:value-type="string">
            <text:p>BOHWIG</text:p>
          </table:table-cell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table:formula="of:=CONCATENATE(&quot;s&quot;; [.G37])" office:value-type="string" office:string-value="s36" calcext:value-type="string">
            <text:p>s36</text:p>
          </table:table-cell>
          <table:table-cell table:formula="of:=[.G36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BIBXIV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table:formula="of:=CONCATENATE(&quot;s&quot;; [.G38])" office:value-type="string" office:string-value="s37" calcext:value-type="string">
            <text:p>s37</text:p>
          </table:table-cell>
          <table:table-cell table:formula="of:=[.G37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BIBXOB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table:formula="of:=CONCATENATE(&quot;s&quot;; [.G39])" office:value-type="string" office:string-value="s38" calcext:value-type="string">
            <text:p>s38</text:p>
          </table:table-cell>
          <table:table-cell table:formula="of:=[.G38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IBXUH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table:formula="of:=CONCATENATE(&quot;s&quot;; [.G40])" office:value-type="string" office:string-value="s39" calcext:value-type="string">
            <text:p>s39</text:p>
          </table:table-cell>
          <table:table-cell table:formula="of:=[.G39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BIBYAO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table:formula="of:=CONCATENATE(&quot;s&quot;; [.G41])" office:value-type="string" office:string-value="s40" calcext:value-type="string">
            <text:p>s40</text:p>
          </table:table-cell>
          <table:table-cell table:formula="of:=[.G40]+1"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IBYES</text:p>
          </table:table-cell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table:formula="of:=CONCATENATE(&quot;s&quot;; [.G42])" office:value-type="string" office:string-value="s41" calcext:value-type="string">
            <text:p>s41</text:p>
          </table:table-cell>
          <table:table-cell table:formula="of:=[.G41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QEPQOT01</text:p>
          </table:table-cell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table:formula="of:=CONCATENATE(&quot;s&quot;; [.G43])" office:value-type="string" office:string-value="s42" calcext:value-type="string">
            <text:p>s42</text:p>
          </table:table-cell>
          <table:table-cell table:formula="of:=[.G42]+1" office:value-type="float" office:value="42" calcext:value-type="float">
            <text:p>4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VOCNOQ</text:p>
          </table:table-cell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table:formula="of:=CONCATENATE(&quot;s&quot;; [.G44])" office:value-type="string" office:string-value="s43" calcext:value-type="string">
            <text:p>s43</text:p>
          </table:table-cell>
          <table:table-cell table:formula="of:=[.G43]+1" office:value-type="float" office:value="43" calcext:value-type="float">
            <text:p>4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style-name="Default" office:value-type="string" calcext:value-type="string">
            <text:p>FIFFUX</text:p>
          </table:table-cell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table:formula="of:=CONCATENATE(&quot;s&quot;; [.G45])" office:value-type="string" office:string-value="s44" calcext:value-type="string">
            <text:p>s44</text:p>
          </table:table-cell>
          <table:table-cell table:formula="of:=[.G44]+1"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DODBUV</text:p>
          </table:table-cell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table:formula="of:=CONCATENATE(&quot;s&quot;; [.G46])" office:value-type="string" office:string-value="s45" calcext:value-type="string">
            <text:p>s45</text:p>
          </table:table-cell>
          <table:table-cell table:formula="of:=[.G45]+1"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string" calcext:value-type="string">
            <text:p>ATOXAJ</text:p>
          </table:table-cell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table:formula="of:=CONCATENATE(&quot;s&quot;; [.G47])" office:value-type="string" office:string-value="s46" calcext:value-type="string">
            <text:p>s46</text:p>
          </table:table-cell>
          <table:table-cell table:formula="of:=[.G46]+1"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RUBTAK</text:p>
          </table:table-cell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table:formula="of:=CONCATENATE(&quot;s&quot;; [.G48])" office:value-type="string" office:string-value="s47" calcext:value-type="string">
            <text:p>s47</text:p>
          </table:table-cell>
          <table:table-cell table:formula="of:=[.G47]+1"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JUWWIK</text:p>
          </table:table-cell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table:formula="of:=CONCATENATE(&quot;s&quot;; [.G49])" office:value-type="string" office:string-value="s48" calcext:value-type="string">
            <text:p>s48</text:p>
          </table:table-cell>
          <table:table-cell table:formula="of:=[.G48]+1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table:style-name="Default" office:value-type="string" calcext:value-type="string">
            <text:p>JUWVAB</text:p>
          </table:table-cell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table:formula="of:=CONCATENATE(&quot;s&quot;; [.G50])" office:value-type="string" office:string-value="s49" calcext:value-type="string">
            <text:p>s49</text:p>
          </table:table-cell>
          <table:table-cell table:formula="of:=[.G49]+1"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2" calcext:value-type="float">
            <text:p>62</text:p>
          </table:table-cell>
          <table:table-cell office:value-type="string" calcext:value-type="string">
            <text:p>CUBFOX</text:p>
          </table:table-cell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table:formula="of:=CONCATENATE(&quot;s&quot;; [.G51])" office:value-type="string" office:string-value="s50" calcext:value-type="string">
            <text:p>s50</text:p>
          </table:table-cell>
          <table:table-cell table:formula="of:=[.G50]+1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ECIWUJ</text:p>
          </table:table-cell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table:formula="of:=CONCATENATE(&quot;s&quot;; [.G52])" office:value-type="string" office:string-value="s51" calcext:value-type="string">
            <text:p>s51</text:p>
          </table:table-cell>
          <table:table-cell table:formula="of:=[.G51]+1" office:value-type="float" office:value="51" calcext:value-type="float">
            <text:p>5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OFIWOQ</text:p>
          </table:table-cell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table:formula="of:=CONCATENATE(&quot;s&quot;; [.G53])" office:value-type="string" office:string-value="s52" calcext:value-type="string">
            <text:p>s52</text:p>
          </table:table-cell>
          <table:table-cell table:formula="of:=[.G52]+1" office:value-type="float" office:value="52" calcext:value-type="float">
            <text:p>5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style-name="Default" office:value-type="string" calcext:value-type="string">
            <text:p>OQOCAA</text:p>
          </table:table-cell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table:formula="of:=CONCATENATE(&quot;s&quot;; [.G54])" office:value-type="string" office:string-value="s53" calcext:value-type="string">
            <text:p>s53</text:p>
          </table:table-cell>
          <table:table-cell table:formula="of:=[.G53]+1" office:value-type="float" office:value="53" calcext:value-type="float">
            <text:p>5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ELZUQ</text:p>
          </table:table-cell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table:formula="of:=CONCATENATE(&quot;s&quot;; [.G55])" office:value-type="string" office:string-value="s54" calcext:value-type="string">
            <text:p>s54</text:p>
          </table:table-cell>
          <table:table-cell table:formula="of:=[.G54]+1"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string" calcext:value-type="string">
            <text:p>CELZOK</text:p>
          </table:table-cell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table:formula="of:=CONCATENATE(&quot;s&quot;; [.G56])" office:value-type="string" office:string-value="s55" calcext:value-type="string">
            <text:p>s55</text:p>
          </table:table-cell>
          <table:table-cell table:formula="of:=[.G55]+1" office:value-type="float" office:value="55" calcext:value-type="float">
            <text:p>5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ELZIE</text:p>
          </table:table-cell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table:formula="of:=CONCATENATE(&quot;s&quot;; [.G57])" office:value-type="string" office:string-value="s56" calcext:value-type="string">
            <text:p>s56</text:p>
          </table:table-cell>
          <table:table-cell table:formula="of:=[.G56]+1" office:value-type="float" office:value="56" calcext:value-type="float">
            <text:p>5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BEVQID</text:p>
          </table:table-cell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table:formula="of:=CONCATENATE(&quot;s&quot;; [.G58])" office:value-type="string" office:string-value="s57" calcext:value-type="string">
            <text:p>s57</text:p>
          </table:table-cell>
          <table:table-cell table:formula="of:=[.G57]+1" office:value-type="float" office:value="57" calcext:value-type="float">
            <text:p>5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VOCKUT</text:p>
          </table:table-cell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table:formula="of:=CONCATENATE(&quot;s&quot;; [.G59])" office:value-type="string" office:string-value="s58" calcext:value-type="string">
            <text:p>s58</text:p>
          </table:table-cell>
          <table:table-cell table:formula="of:=[.G58]+1" office:value-type="float" office:value="58" calcext:value-type="float">
            <text:p>5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style-name="Default" office:value-type="string" calcext:value-type="string">
            <text:p>BIPLAQ</text:p>
          </table:table-cell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table:formula="of:=CONCATENATE(&quot;s&quot;; [.G60])" office:value-type="string" office:string-value="s59" calcext:value-type="string">
            <text:p>s59</text:p>
          </table:table-cell>
          <table:table-cell table:formula="of:=[.G59]+1" office:value-type="float" office:value="59" calcext:value-type="float">
            <text:p>5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DOHYIJ</text:p>
          </table:table-cell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table:formula="of:=CONCATENATE(&quot;s&quot;; [.G61])" office:value-type="string" office:string-value="s60" calcext:value-type="string">
            <text:p>s60</text:p>
          </table:table-cell>
          <table:table-cell table:formula="of:=[.G60]+1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string" calcext:value-type="string">
            <text:p>XOHJUA</text:p>
          </table:table-cell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table:formula="of:=CONCATENATE(&quot;s&quot;; [.G62])" office:value-type="string" office:string-value="s61" calcext:value-type="string">
            <text:p>s61</text:p>
          </table:table-cell>
          <table:table-cell table:formula="of:=[.G61]+1" office:value-type="float" office:value="61" calcext:value-type="float">
            <text:p>6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WOJJOV</text:p>
          </table:table-cell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table:formula="of:=CONCATENATE(&quot;s&quot;; [.G63])" office:value-type="string" office:string-value="s62" calcext:value-type="string">
            <text:p>s62</text:p>
          </table:table-cell>
          <table:table-cell table:formula="of:=[.G62]+1"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 table:style-name="ce36"/>
          <table:table-cell table:style-name="ce36" office:value-type="float" office:value="78" calcext:value-type="float">
            <text:p>78</text:p>
          </table:table-cell>
          <table:table-cell table:style-name="ce37" office:value-type="string" calcext:value-type="string">
            <text:p>KIYMIP</text:p>
          </table:table-cell>
          <table:table-cell table:style-name="ce38" office:value-type="string" calcext:value-type="string">
            <text:p>Ni-HF <text:a xlink:href="javascript:void(0);" xlink:type="simple">(293)</text:a></text:p>
          </table:table-cell>
          <table:table-cell table:style-name="ce38" office:value-type="string" calcext:value-type="string">
            <text:p>Ni2(HFPDPT)-(BPY)2(H2O)2](H2O)8</text:p>
          </table:table-cell>
          <table:table-cell table:style-name="ce36" table:formula="of:=CONCATENATE(&quot;s&quot;; [.G64])" office:value-type="string" office:string-value="s63" calcext:value-type="string">
            <text:p>s63</text:p>
          </table:table-cell>
          <table:table-cell table:style-name="ce36" table:formula="of:=[.G63]+1" office:value-type="float" office:value="63" calcext:value-type="float">
            <text:p>63</text:p>
          </table:table-cell>
          <table:table-cell table:style-name="ce36" table:number-columns-repeated="1017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KIYMIP</text:p>
          </table:table-cell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table:formula="of:=CONCATENATE(&quot;s&quot;; [.G65])" office:value-type="string" office:string-value="s64" calcext:value-type="string">
            <text:p>s64</text:p>
          </table:table-cell>
          <table:table-cell table:formula="of:=[.G64]+1"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0" calcext:value-type="float">
            <text:p>80</text:p>
          </table:table-cell>
          <table:table-cell table:style-name="Default" office:value-type="string" calcext:value-type="string">
            <text:p>WIZMAV</text:p>
          </table:table-cell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table:formula="of:=CONCATENATE(&quot;s&quot;; [.G66])" office:value-type="string" office:string-value="s65" calcext:value-type="string">
            <text:p>s65</text:p>
          </table:table-cell>
          <table:table-cell table:formula="of:=[.G65]+1"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table:style-name="Default" office:value-type="string" calcext:value-type="string">
            <text:p>RAZXIA01</text:p>
          </table:table-cell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table:formula="of:=CONCATENATE(&quot;s&quot;; [.G67])" office:value-type="string" office:string-value="s66" calcext:value-type="string">
            <text:p>s66</text:p>
          </table:table-cell>
          <table:table-cell table:formula="of:=[.G66]+1"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QOVXAC</text:p>
          </table:table-cell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68])" office:value-type="string" office:string-value="s67" calcext:value-type="string">
            <text:p>s67</text:p>
          </table:table-cell>
          <table:table-cell table:formula="of:=[.G67]+1" office:value-type="float" office:value="67" calcext:value-type="float">
            <text:p>6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style-name="Default" office:value-type="string" calcext:value-type="string">
            <text:p>WOJGEI</text:p>
          </table:table-cell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table:formula="of:=CONCATENATE(&quot;s&quot;; [.G69])" office:value-type="string" office:string-value="s68" calcext:value-type="string">
            <text:p>s68</text:p>
          </table:table-cell>
          <table:table-cell table:formula="of:=[.G68]+1" office:value-type="float" office:value="68" calcext:value-type="float">
            <text:p>6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XAGCUE</text:p>
          </table:table-cell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table:formula="of:=CONCATENATE(&quot;s&quot;; [.G70])" office:value-type="string" office:string-value="s69" calcext:value-type="string">
            <text:p>s69</text:p>
          </table:table-cell>
          <table:table-cell table:formula="of:=[.G69]+1" office:value-type="float" office:value="69" calcext:value-type="float">
            <text:p>6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EGATOW</text:p>
          </table:table-cell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table:formula="of:=CONCATENATE(&quot;s&quot;; [.G71])" office:value-type="string" office:string-value="s70" calcext:value-type="string">
            <text:p>s70</text:p>
          </table:table-cell>
          <table:table-cell table:formula="of:=[.G70]+1" office:value-type="float" office:value="70" calcext:value-type="float">
            <text:p>7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BEPPAP</text:p>
          </table:table-cell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table:formula="of:=CONCATENATE(&quot;s&quot;; [.G72])" office:value-type="string" office:string-value="s71" calcext:value-type="string">
            <text:p>s71</text:p>
          </table:table-cell>
          <table:table-cell table:formula="of:=[.G71]+1" office:value-type="float" office:value="71" calcext:value-type="float">
            <text:p>7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BEPPIX</text:p>
          </table:table-cell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table:formula="of:=CONCATENATE(&quot;s&quot;; [.G73])" office:value-type="string" office:string-value="s72" calcext:value-type="string">
            <text:p>s72</text:p>
          </table:table-cell>
          <table:table-cell table:formula="of:=[.G72]+1" office:value-type="float" office:value="72" calcext:value-type="float">
            <text:p>7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style-name="Default" office:value-type="string" calcext:value-type="string">
            <text:p>BEYSAB</text:p>
          </table:table-cell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table:formula="of:=CONCATENATE(&quot;s&quot;; [.G74])" office:value-type="string" office:string-value="s73" calcext:value-type="string">
            <text:p>s73</text:p>
          </table:table-cell>
          <table:table-cell table:formula="of:=[.G73]+1" office:value-type="float" office:value="73" calcext:value-type="float">
            <text:p>7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NEVVAM</text:p>
          </table:table-cell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table:formula="of:=CONCATENATE(&quot;s&quot;; [.G75])" office:value-type="string" office:string-value="s74" calcext:value-type="string">
            <text:p>s74</text:p>
          </table:table-cell>
          <table:table-cell table:formula="of:=[.G74]+1" office:value-type="float" office:value="74" calcext:value-type="float">
            <text:p>7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XICZAM</text:p>
          </table:table-cell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table:formula="of:=CONCATENATE(&quot;s&quot;; [.G76])" office:value-type="string" office:string-value="s75" calcext:value-type="string">
            <text:p>s75</text:p>
          </table:table-cell>
          <table:table-cell table:formula="of:=[.G75]+1" office:value-type="float" office:value="75" calcext:value-type="float">
            <text:p>7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XICYOZ</text:p>
          </table:table-cell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table:formula="of:=CONCATENATE(&quot;s&quot;; [.G77])" office:value-type="string" office:string-value="s76" calcext:value-type="string">
            <text:p>s76</text:p>
          </table:table-cell>
          <table:table-cell table:formula="of:=[.G76]+1" office:value-type="float" office:value="76" calcext:value-type="float">
            <text:p>7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style-name="Default" office:value-type="string" calcext:value-type="string">
            <text:p>XICYUF</text:p>
          </table:table-cell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table:formula="of:=CONCATENATE(&quot;s&quot;; [.G78])" office:value-type="string" office:string-value="s77" calcext:value-type="string">
            <text:p>s77</text:p>
          </table:table-cell>
          <table:table-cell table:formula="of:=[.G77]+1" office:value-type="float" office:value="77" calcext:value-type="float">
            <text:p>7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XICYIT</text:p>
          </table:table-cell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table:formula="of:=CONCATENATE(&quot;s&quot;; [.G79])" office:value-type="string" office:string-value="s78" calcext:value-type="string">
            <text:p>s78</text:p>
          </table:table-cell>
          <table:table-cell table:formula="of:=[.G78]+1" office:value-type="float" office:value="78" calcext:value-type="float">
            <text:p>78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5" calcext:value-type="float">
            <text:p>95</text:p>
          </table:table-cell>
          <table:table-cell table:style-name="ce15"/>
          <table:table-cell table:style-name="ce22" office:value-type="string" calcext:value-type="string">
            <text:p>MIL-140 A <text:a xlink:href="javascript:void(0);" xlink:type="simple">(101)</text:a></text:p>
          </table:table-cell>
          <table:table-cell table:style-name="ce22" office:value-type="string" calcext:value-type="string">
            <text:p>ZrO(BDC)</text:p>
          </table:table-cell>
          <table:table-cell table:formula="of:=CONCATENATE(&quot;s&quot;; [.G80])" office:value-type="string" office:string-value="s79" calcext:value-type="string">
            <text:p>s79</text:p>
          </table:table-cell>
          <table:table-cell table:formula="of:=[.G79]+1" office:value-type="float" office:value="79" calcext:value-type="float">
            <text:p>79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6" calcext:value-type="float">
            <text:p>96</text:p>
          </table:table-cell>
          <table:table-cell table:style-name="ce15"/>
          <table:table-cell table:style-name="ce22" office:value-type="string" calcext:value-type="string">
            <text:p>MIL-140 B <text:a xlink:href="javascript:void(0);" xlink:type="simple">(101)</text:a></text:p>
          </table:table-cell>
          <table:table-cell table:style-name="ce22" office:value-type="string" calcext:value-type="string">
            <text:p>ZrO(2,6-NDC)</text:p>
          </table:table-cell>
          <table:table-cell table:formula="of:=CONCATENATE(&quot;s&quot;; [.G81])" office:value-type="string" office:string-value="s80" calcext:value-type="string">
            <text:p>s80</text:p>
          </table:table-cell>
          <table:table-cell table:formula="of:=[.G80]+1" office:value-type="float" office:value="80" calcext:value-type="float">
            <text:p>80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7" calcext:value-type="float">
            <text:p>97</text:p>
          </table:table-cell>
          <table:table-cell table:style-name="ce15"/>
          <table:table-cell table:style-name="ce22" office:value-type="string" calcext:value-type="string">
            <text:p>MIL-140 C <text:a xlink:href="javascript:void(0);" xlink:type="simple">(101)</text:a></text:p>
          </table:table-cell>
          <table:table-cell table:style-name="ce22" office:value-type="string" calcext:value-type="string">
            <text:p>ZrO(BPDC)</text:p>
          </table:table-cell>
          <table:table-cell table:formula="of:=CONCATENATE(&quot;s&quot;; [.G82])" office:value-type="string" office:string-value="s81" calcext:value-type="string">
            <text:p>s81</text:p>
          </table:table-cell>
          <table:table-cell table:formula="of:=[.G81]+1" office:value-type="float" office:value="81" calcext:value-type="float">
            <text:p>81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98" calcext:value-type="float">
            <text:p>98</text:p>
          </table:table-cell>
          <table:table-cell table:style-name="ce15"/>
          <table:table-cell table:style-name="ce22" office:value-type="string" calcext:value-type="string">
            <text:p>MIL-140 D <text:a xlink:href="javascript:void(0);" xlink:type="simple">(101)</text:a></text:p>
          </table:table-cell>
          <table:table-cell table:style-name="ce22" office:value-type="string" calcext:value-type="string">
            <text:p>ZrO(ABDC-Cl2)</text:p>
          </table:table-cell>
          <table:table-cell table:formula="of:=CONCATENATE(&quot;s&quot;; [.G83])" office:value-type="string" office:string-value="s82" calcext:value-type="string">
            <text:p>s82</text:p>
          </table:table-cell>
          <table:table-cell table:formula="of:=[.G82]+1" office:value-type="float" office:value="82" calcext:value-type="float">
            <text:p>8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IDLAE</text:p>
          </table:table-cell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table:formula="of:=CONCATENATE(&quot;s&quot;; [.G84])" office:value-type="string" office:string-value="s83" calcext:value-type="string">
            <text:p>s83</text:p>
          </table:table-cell>
          <table:table-cell table:formula="of:=[.G83]+1"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YEZKUL</text:p>
          </table:table-cell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table:formula="of:=CONCATENATE(&quot;s&quot;; [.G85])" office:value-type="string" office:string-value="s84" calcext:value-type="string">
            <text:p>s84</text:p>
          </table:table-cell>
          <table:table-cell table:formula="of:=[.G84]+1" office:value-type="float" office:value="84" calcext:value-type="float">
            <text:p>8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WIJDAV</text:p>
          </table:table-cell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table:formula="of:=CONCATENATE(&quot;s&quot;; [.G86])" office:value-type="string" office:string-value="s85" calcext:value-type="string">
            <text:p>s85</text:p>
          </table:table-cell>
          <table:table-cell table:formula="of:=[.G85]+1" office:value-type="float" office:value="85" calcext:value-type="float">
            <text:p>8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HAWYUB</text:p>
          </table:table-cell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table:formula="of:=CONCATENATE(&quot;s&quot;; [.G87])" office:value-type="string" office:string-value="s86" calcext:value-type="string">
            <text:p>s86</text:p>
          </table:table-cell>
          <table:table-cell table:formula="of:=[.G86]+1"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QAVWAN</text:p>
          </table:table-cell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table:formula="of:=CONCATENATE(&quot;s&quot;; [.G88])" office:value-type="string" office:string-value="s87" calcext:value-type="string">
            <text:p>s87</text:p>
          </table:table-cell>
          <table:table-cell table:formula="of:=[.G87]+1" office:value-type="float" office:value="87" calcext:value-type="float">
            <text:p>8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HEBJUV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table:formula="of:=CONCATENATE(&quot;s&quot;; [.G89])" office:value-type="string" office:string-value="s88" calcext:value-type="string">
            <text:p>s88</text:p>
          </table:table-cell>
          <table:table-cell table:formula="of:=[.G88]+1" office:value-type="float" office:value="88" calcext:value-type="float">
            <text:p>8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HEBKAC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table:formula="of:=CONCATENATE(&quot;s&quot;; [.G90])" office:value-type="string" office:string-value="s89" calcext:value-type="string">
            <text:p>s89</text:p>
          </table:table-cell>
          <table:table-cell table:formula="of:=[.G89]+1" office:value-type="float" office:value="89" calcext:value-type="float">
            <text:p>8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HEBKEG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table:formula="of:=CONCATENATE(&quot;s&quot;; [.G91])" office:value-type="string" office:string-value="s90" calcext:value-type="string">
            <text:p>s90</text:p>
          </table:table-cell>
          <table:table-cell table:formula="of:=[.G90]+1"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HEBKIK</text:p>
          </table:table-cell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table:formula="of:=CONCATENATE(&quot;s&quot;; [.G92])" office:value-type="string" office:string-value="s91" calcext:value-type="string">
            <text:p>s91</text:p>
          </table:table-cell>
          <table:table-cell table:formula="of:=[.G91]+1" office:value-type="float" office:value="91" calcext:value-type="float">
            <text:p>9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HESVOR</text:p>
          </table:table-cell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table:formula="of:=CONCATENATE(&quot;s&quot;; [.G93])" office:value-type="string" office:string-value="s92" calcext:value-type="string">
            <text:p>s92</text:p>
          </table:table-cell>
          <table:table-cell table:formula="of:=[.G92]+1" office:value-type="float" office:value="92" calcext:value-type="float">
            <text:p>9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FETSII</text:p>
          </table:table-cell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table:formula="of:=CONCATENATE(&quot;s&quot;; [.G94])" office:value-type="string" office:string-value="s93" calcext:value-type="string">
            <text:p>s93</text:p>
          </table:table-cell>
          <table:table-cell table:formula="of:=[.G93]+1"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WIKGII</text:p>
          </table:table-cell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table:formula="of:=CONCATENATE(&quot;s&quot;; [.G95])" office:value-type="string" office:string-value="s94" calcext:value-type="string">
            <text:p>s94</text:p>
          </table:table-cell>
          <table:table-cell table:formula="of:=[.G94]+1" office:value-type="float" office:value="94" calcext:value-type="float">
            <text:p>9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FEVDIV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table:formula="of:=CONCATENATE(&quot;s&quot;; [.G96])" office:value-type="string" office:string-value="s95" calcext:value-type="string">
            <text:p>s95</text:p>
          </table:table-cell>
          <table:table-cell table:formula="of:=[.G95]+1"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FEVDER</text:p>
          </table:table-cell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table:formula="of:=CONCATENATE(&quot;s&quot;; [.G97])" office:value-type="string" office:string-value="s96" calcext:value-type="string">
            <text:p>s96</text:p>
          </table:table-cell>
          <table:table-cell table:formula="of:=[.G96]+1" office:value-type="float" office:value="96" calcext:value-type="float">
            <text:p>9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HAHCUR</text:p>
          </table:table-cell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table:formula="of:=CONCATENATE(&quot;s&quot;; [.G98])" office:value-type="string" office:string-value="s97" calcext:value-type="string">
            <text:p>s97</text:p>
          </table:table-cell>
          <table:table-cell table:formula="of:=[.G97]+1" office:value-type="float" office:value="97" calcext:value-type="float">
            <text:p>97</text:p>
          </table:table-cell>
          <table:table-cell table:number-columns-repeated="1017"/>
        </table:table-row>
        <table:table-row table:style-name="ro10">
          <table:table-cell table:style-name="ce36"/>
          <table:table-cell table:style-name="ce36" office:value-type="float" office:value="115" calcext:value-type="float">
            <text:p>115</text:p>
          </table:table-cell>
          <table:table-cell table:style-name="ce37" office:value-type="string" calcext:value-type="string">
            <text:p>FIFFUX</text:p>
          </table:table-cell>
          <table:table-cell table:style-name="ce38" office:value-type="string" calcext:value-type="string">
            <text:p>NU-1000-SALI-1 <text:a xlink:href="javascript:void(0);" xlink:type="simple">(104)</text:a></text:p>
          </table:table-cell>
          <table:table-cell table:style-name="ce38" office:value-type="string" calcext:value-type="string">
            <text:p>Zr6(μ-OH)8(OH)8(TBAPY)2-CF3CO2</text:p>
          </table:table-cell>
          <table:table-cell table:style-name="ce36" table:formula="of:=CONCATENATE(&quot;s&quot;; [.G99])" office:value-type="string" office:string-value="s98" calcext:value-type="string">
            <text:p>s98</text:p>
          </table:table-cell>
          <table:table-cell table:style-name="ce36" table:formula="of:=[.G98]+1" office:value-type="float" office:value="98" calcext:value-type="float">
            <text:p>98</text:p>
          </table:table-cell>
          <table:table-cell table:style-name="ce36" table:number-columns-repeated="1017"/>
        </table:table-row>
        <table:table-row table:style-name="ro2">
          <table:table-cell/>
          <table:table-cell office:value-type="float" office:value="119" calcext:value-type="float">
            <text:p>119</text:p>
          </table:table-cell>
          <table:table-cell table:style-name="Default" office:value-type="string" calcext:value-type="string">
            <text:p>YEYCOW</text:p>
          </table:table-cell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table:formula="of:=CONCATENATE(&quot;s&quot;; [.G100])" office:value-type="string" office:string-value="s99" calcext:value-type="string">
            <text:p>s99</text:p>
          </table:table-cell>
          <table:table-cell table:formula="of:=[.G99]+1"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YEYCUC</text:p>
          </table:table-cell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table:formula="of:=CONCATENATE(&quot;s&quot;; [.G101])" office:value-type="string" office:string-value="s100" calcext:value-type="string">
            <text:p>s100</text:p>
          </table:table-cell>
          <table:table-cell table:formula="of:=[.G100]+1" office:value-type="float" office:value="100" calcext:value-type="float">
            <text:p>10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YEYDAJ</text:p>
          </table:table-cell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table:formula="of:=CONCATENATE(&quot;s&quot;; [.G102])" office:value-type="string" office:string-value="s101" calcext:value-type="string">
            <text:p>s101</text:p>
          </table:table-cell>
          <table:table-cell table:formula="of:=[.G101]+1" office:value-type="float" office:value="101" calcext:value-type="float">
            <text:p>10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YEMTIV</text:p>
          </table:table-cell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table:formula="of:=CONCATENATE(&quot;s&quot;; [.G103])" office:value-type="string" office:string-value="s102" calcext:value-type="string">
            <text:p>s102</text:p>
          </table:table-cell>
          <table:table-cell table:formula="of:=[.G102]+1" office:value-type="float" office:value="102" calcext:value-type="float">
            <text:p>10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IFEROC</text:p>
          </table:table-cell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table:formula="of:=CONCATENATE(&quot;s&quot;; [.G104])" office:value-type="string" office:string-value="s103" calcext:value-type="string">
            <text:p>s103</text:p>
          </table:table-cell>
          <table:table-cell table:formula="of:=[.G103]+1" office:value-type="float" office:value="103" calcext:value-type="float">
            <text:p>10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HARPIC</text:p>
          </table:table-cell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table:formula="of:=CONCATENATE(&quot;s&quot;; [.G105])" office:value-type="string" office:string-value="s104" calcext:value-type="string">
            <text:p>s104</text:p>
          </table:table-cell>
          <table:table-cell table:formula="of:=[.G104]+1" office:value-type="float" office:value="104" calcext:value-type="float">
            <text:p>10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style-name="Default" office:value-type="string" calcext:value-type="string">
            <text:p>JUWWAC</text:p>
          </table:table-cell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table:formula="of:=CONCATENATE(&quot;s&quot;; [.G106])" office:value-type="string" office:string-value="s105" calcext:value-type="string">
            <text:p>s105</text:p>
          </table:table-cell>
          <table:table-cell table:formula="of:=[.G105]+1" office:value-type="float" office:value="105" calcext:value-type="float">
            <text:p>105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36" office:value-type="float" office:value="128" calcext:value-type="float">
            <text:p>128</text:p>
          </table:table-cell>
          <table:table-cell table:style-name="ce36" office:value-type="string" calcext:value-type="string">
            <text:p>JUWWIK</text:p>
          </table:table-cell>
          <table:table-cell table:style-name="ce38" office:value-type="string" calcext:value-type="string">
            <text:p>UiO-66-Br2 <text:a xlink:href="javascript:void(0);" xlink:type="simple">(322)</text:a></text:p>
          </table:table-cell>
          <table:table-cell table:style-name="ce38" office:value-type="string" calcext:value-type="string">
            <text:p>Zr6O6(BDC-Br2)12</text:p>
          </table:table-cell>
          <table:table-cell table:style-name="ce36" table:formula="of:=CONCATENATE(&quot;s&quot;; [.G107])" office:value-type="string" office:string-value="s106" calcext:value-type="string">
            <text:p>s106</text:p>
          </table:table-cell>
          <table:table-cell table:style-name="ce36" table:formula="of:=[.G106]+1" office:value-type="float" office:value="106" calcext:value-type="float">
            <text:p>106</text:p>
          </table:table-cell>
          <table:table-cell table:style-name="ce36" table:number-columns-repeated="1017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style-name="Default" office:value-type="string" calcext:value-type="string">
            <text:p>JUWWUW</text:p>
          </table:table-cell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table:formula="of:=CONCATENATE(&quot;s&quot;; [.G108])" office:value-type="string" office:string-value="s107" calcext:value-type="string">
            <text:p>s107</text:p>
          </table:table-cell>
          <table:table-cell table:formula="of:=[.G107]+1" office:value-type="float" office:value="107" calcext:value-type="float">
            <text:p>10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JUWWOQ</text:p>
          </table:table-cell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table:formula="of:=CONCATENATE(&quot;s&quot;; [.G109])" office:value-type="string" office:string-value="s108" calcext:value-type="string">
            <text:p>s108</text:p>
          </table:table-cell>
          <table:table-cell table:formula="of:=[.G108]+1" office:value-type="float" office:value="108" calcext:value-type="float">
            <text:p>10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table:style-name="Default" office:value-type="string" calcext:value-type="string">
            <text:p>JUWVOP</text:p>
          </table:table-cell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table:formula="of:=CONCATENATE(&quot;s&quot;; [.G110])" office:value-type="string" office:string-value="s109" calcext:value-type="string">
            <text:p>s109</text:p>
          </table:table-cell>
          <table:table-cell table:formula="of:=[.G109]+1" office:value-type="float" office:value="109" calcext:value-type="float">
            <text:p>10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OKABEI</text:p>
          </table:table-cell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table:formula="of:=CONCATENATE(&quot;s&quot;; [.G111])" office:value-type="string" office:string-value="s110" calcext:value-type="string">
            <text:p>s110</text:p>
          </table:table-cell>
          <table:table-cell table:formula="of:=[.G110]+1"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SEVZUQ</text:p>
          </table:table-cell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table:formula="of:=CONCATENATE(&quot;s&quot;; [.G112])" office:value-type="string" office:string-value="s111" calcext:value-type="string">
            <text:p>s111</text:p>
          </table:table-cell>
          <table:table-cell table:formula="of:=[.G111]+1" office:value-type="float" office:value="111" calcext:value-type="float">
            <text:p>11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BEPPOD</text:p>
          </table:table-cell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table:formula="of:=CONCATENATE(&quot;s&quot;; [.G113])" office:value-type="string" office:string-value="s112" calcext:value-type="string">
            <text:p>s112</text:p>
          </table:table-cell>
          <table:table-cell table:formula="of:=[.G112]+1" office:value-type="float" office:value="112" calcext:value-type="float">
            <text:p>1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IFERUI</text:p>
          </table:table-cell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table:formula="of:=CONCATENATE(&quot;s&quot;; [.G114])" office:value-type="string" office:string-value="s113" calcext:value-type="string">
            <text:p>s113</text:p>
          </table:table-cell>
          <table:table-cell table:formula="of:=[.G113]+1" office:value-type="float" office:value="113" calcext:value-type="float">
            <text:p>11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VEJZOA</text:p>
          </table:table-cell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table:formula="of:=CONCATENATE(&quot;s&quot;; [.G115])" office:value-type="string" office:string-value="s114" calcext:value-type="string">
            <text:p>s114</text:p>
          </table:table-cell>
          <table:table-cell table:formula="of:=[.G114]+1" office:value-type="float" office:value="114" calcext:value-type="float">
            <text:p>114</text:p>
          </table:table-cell>
          <table:table-cell table:number-columns-repeated="1017"/>
        </table:table-row>
        <table:table-row table:style-name="ro2">
          <table:table-cell table:style-name="ce36"/>
          <table:table-cell table:style-name="ce36" office:value-type="float" office:value="141" calcext:value-type="float">
            <text:p>141</text:p>
          </table:table-cell>
          <table:table-cell table:style-name="ce37" office:value-type="string" calcext:value-type="string">
            <text:p>CUMFEW</text:p>
          </table:table-cell>
          <table:table-cell table:style-name="ce38" office:value-type="string" calcext:value-type="string">
            <text:p>Zn-DMOF(NO2)2 <text:a xlink:href="javascript:void(0);" xlink:type="simple">(74)</text:a></text:p>
          </table:table-cell>
          <table:table-cell table:style-name="ce38" office:value-type="string" calcext:value-type="string">
            <text:p>Zn2(BDC-(NO2)2)2(DABCO)</text:p>
          </table:table-cell>
          <table:table-cell table:style-name="ce36" table:formula="of:=CONCATENATE(&quot;s&quot;; [.G116])" office:value-type="string" office:string-value="s115" calcext:value-type="string">
            <text:p>s115</text:p>
          </table:table-cell>
          <table:table-cell table:style-name="ce36" table:formula="of:=[.G115]+1" office:value-type="float" office:value="115" calcext:value-type="float">
            <text:p>115</text:p>
          </table:table-cell>
          <table:table-cell table:style-name="ce36" table:number-columns-repeated="1017"/>
        </table:table-row>
        <table:table-row table:style-name="ro2">
          <table:table-cell/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TABLAN</text:p>
          </table:table-cell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table:formula="of:=CONCATENATE(&quot;u&quot;; [.G117])" office:value-type="string" office:string-value="u1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ORIWAP</text:p>
          </table:table-cell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table:formula="of:=CONCATENATE(&quot;u&quot;; [.G118])" office:value-type="string" office:string-value="u2" calcext:value-type="string">
            <text:p>u2</text:p>
          </table:table-cell>
          <table:table-cell table:formula="of:=[.G117]+1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BODPAN</text:p>
          </table:table-cell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table:formula="of:=CONCATENATE(&quot;u&quot;; [.G119])" office:value-type="string" office:string-value="u3" calcext:value-type="string">
            <text:p>u3</text:p>
          </table:table-cell>
          <table:table-cell table:formula="of:=[.G118]+1" office:value-type="float" office:value="3" calcext:value-type="float">
            <text:p>3</text:p>
          </table:table-cell>
          <table:table-cell table:number-columns-repeated="1017"/>
        </table:table-row>
        <table:table-row table:style-name="ro1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TODYUJ</text:p>
          </table:table-cell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table:formula="of:=CONCATENATE(&quot;u&quot;; [.G120])" office:value-type="string" office:string-value="u4" calcext:value-type="string">
            <text:p>u4</text:p>
          </table:table-cell>
          <table:table-cell table:formula="of:=[.G119]+1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RPII</text:p>
          </table:table-cell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table:formula="of:=CONCATENATE(&quot;u&quot;; [.G121])" office:value-type="string" office:string-value="u5" calcext:value-type="string">
            <text:p>u5</text:p>
          </table:table-cell>
          <table:table-cell table:formula="of:=[.G120]+1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QOWRAV02</text:p>
          </table:table-cell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table:formula="of:=CONCATENATE(&quot;u&quot;; [.G122])" office:value-type="string" office:string-value="u6" calcext:value-type="string">
            <text:p>u6</text:p>
          </table:table-cell>
          <table:table-cell table:formula="of:=[.G121]+1"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3" calcext:value-type="float">
            <text:p>153</text:p>
          </table:table-cell>
          <table:table-cell table:style-name="Default" office:value-type="string" calcext:value-type="string">
            <text:p>BOHXAZ</text:p>
          </table:table-cell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table:formula="of:=CONCATENATE(&quot;u&quot;; [.G123])" office:value-type="string" office:string-value="u7" calcext:value-type="string">
            <text:p>u7</text:p>
          </table:table-cell>
          <table:table-cell table:formula="of:=[.G122]+1"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4" calcext:value-type="float">
            <text:p>154</text:p>
          </table:table-cell>
          <table:table-cell table:style-name="Default" office:value-type="string" calcext:value-type="string">
            <text:p>BOHWUS</text:p>
          </table:table-cell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table:formula="of:=CONCATENATE(&quot;u&quot;; [.G124])" office:value-type="string" office:string-value="u8" calcext:value-type="string">
            <text:p>u8</text:p>
          </table:table-cell>
          <table:table-cell table:formula="of:=[.G123]+1" office:value-type="float" office:value="8" calcext:value-type="float">
            <text:p>8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ORIVUI</text:p>
          </table:table-cell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table:formula="of:=CONCATENATE(&quot;u&quot;; [.G125])" office:value-type="string" office:string-value="u9" calcext:value-type="string">
            <text:p>u9</text:p>
          </table:table-cell>
          <table:table-cell table:formula="of:=[.G124]+1"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ATOXEN</text:p>
          </table:table-cell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table:formula="of:=CONCATENATE(&quot;u&quot;; [.G126])" office:value-type="string" office:string-value="u10" calcext:value-type="string">
            <text:p>u10</text:p>
          </table:table-cell>
          <table:table-cell table:formula="of:=[.G125]+1"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FAYPAY</text:p>
          </table:table-cell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table:formula="of:=CONCATENATE(&quot;u&quot;; [.G127])" office:value-type="string" office:string-value="u11" calcext:value-type="string">
            <text:p>u11</text:p>
          </table:table-cell>
          <table:table-cell table:formula="of:=[.G126]+1" office:value-type="float" office:value="11" calcext:value-type="float">
            <text:p>11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FIJDOS</text:p>
          </table:table-cell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table:formula="of:=CONCATENATE(&quot;u&quot;; [.G128])" office:value-type="string" office:string-value="u12" calcext:value-type="string">
            <text:p>u12</text:p>
          </table:table-cell>
          <table:table-cell table:formula="of:=[.G127]+1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JASNEX</text:p>
          </table:table-cell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table:formula="of:=CONCATENATE(&quot;u&quot;; [.G129])" office:value-type="string" office:string-value="u13" calcext:value-type="string">
            <text:p>u13</text:p>
          </table:table-cell>
          <table:table-cell table:formula="of:=[.G128]+1"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/>
          <table:table-cell table:style-name="ce17" office:value-type="float" office:value="164" calcext:value-type="float">
            <text:p>164</text:p>
          </table:table-cell>
          <table:table-cell table:style-name="ce29" office:value-type="string" calcext:value-type="string">
            <text:p>LUYSOP</text:p>
          </table:table-cell>
          <table:table-cell table:style-name="ce26" office:value-type="string" calcext:value-type="string">
            <text:p>Co-DMOF <text:a xlink:href="javascript:void(0);" xlink:type="simple">(72)</text:a></text:p>
          </table:table-cell>
          <table:table-cell table:style-name="ce26" office:value-type="string" calcext:value-type="string">
            <text:p>Co2(BDC)2(DABCO)</text:p>
          </table:table-cell>
          <table:table-cell table:formula="of:=CONCATENATE(&quot;u&quot;; [.G130])" office:value-type="string" office:string-value="u14" calcext:value-type="string">
            <text:p>u14</text:p>
          </table:table-cell>
          <table:table-cell table:formula="of:=[.G129]+1" office:value-type="float" office:value="14" calcext:value-type="float">
            <text:p>14</text:p>
          </table:table-cell>
          <table:table-cell table:number-columns-repeated="1017"/>
        </table:table-row>
        <table:table-row table:style-name="ro10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SUXNEF</text:p>
          </table:table-cell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table:formula="of:=CONCATENATE(&quot;u&quot;; [.G131])" office:value-type="string" office:string-value="u15" calcext:value-type="string">
            <text:p>u15</text:p>
          </table:table-cell>
          <table:table-cell table:formula="of:=[.G130]+1"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LAZXOB</text:p>
          </table:table-cell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table:formula="of:=CONCATENATE(&quot;u&quot;; [.G132])" office:value-type="string" office:string-value="u16" calcext:value-type="string">
            <text:p>u16</text:p>
          </table:table-cell>
          <table:table-cell table:formula="of:=[.G131]+1"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ESIPUR</text:p>
          </table:table-cell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table:formula="of:=CONCATENATE(&quot;u&quot;; [.G133])" office:value-type="string" office:string-value="u17" calcext:value-type="string">
            <text:p>u17</text:p>
          </table:table-cell>
          <table:table-cell table:formula="of:=[.G132]+1" office:value-type="float" office:value="17" calcext:value-type="float">
            <text:p>17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LAZXIV</text:p>
          </table:table-cell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table:formula="of:=CONCATENATE(&quot;u&quot;; [.G134])" office:value-type="string" office:string-value="u18" calcext:value-type="string">
            <text:p>u18</text:p>
          </table:table-cell>
          <table:table-cell table:formula="of:=[.G133]+1"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WUZHOR</text:p>
          </table:table-cell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table:formula="of:=CONCATENATE(&quot;u&quot;; [.G135])" office:value-type="string" office:string-value="u19" calcext:value-type="string">
            <text:p>u19</text:p>
          </table:table-cell>
          <table:table-cell table:formula="of:=[.G134]+1"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COJTOL</text:p>
          </table:table-cell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table:formula="of:=CONCATENATE(&quot;u&quot;; [.G136])" office:value-type="string" office:string-value="u20" calcext:value-type="string">
            <text:p>u20</text:p>
          </table:table-cell>
          <table:table-cell table:formula="of:=[.G135]+1"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GAWBUE</text:p>
          </table:table-cell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table:formula="of:=CONCATENATE(&quot;u&quot;; [.G137])" office:value-type="string" office:string-value="u21" calcext:value-type="string">
            <text:p>u21</text:p>
          </table:table-cell>
          <table:table-cell table:formula="of:=[.G136]+1"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RUPRUQ</text:p>
          </table:table-cell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table:formula="of:=CONCATENATE(&quot;u&quot;; [.G138])" office:value-type="string" office:string-value="u22" calcext:value-type="string">
            <text:p>u22</text:p>
          </table:table-cell>
          <table:table-cell table:formula="of:=[.G137]+1" office:value-type="float" office:value="22" calcext:value-type="float">
            <text:p>2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CIDKUX</text:p>
          </table:table-cell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table:formula="of:=CONCATENATE(&quot;u&quot;; [.G139])" office:value-type="string" office:string-value="u23" calcext:value-type="string">
            <text:p>u23</text:p>
          </table:table-cell>
          <table:table-cell table:formula="of:=[.G138]+1" office:value-type="float" office:value="23" calcext:value-type="float">
            <text:p>2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CIDLEI</text:p>
          </table:table-cell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table:formula="of:=CONCATENATE(&quot;u&quot;; [.G140])" office:value-type="string" office:string-value="u24" calcext:value-type="string">
            <text:p>u24</text:p>
          </table:table-cell>
          <table:table-cell table:formula="of:=[.G139]+1" office:value-type="float" office:value="24" calcext:value-type="float">
            <text:p>24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style-name="Default" office:value-type="string" calcext:value-type="string">
            <text:p>KEDZAX</text:p>
          </table:table-cell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table:formula="of:=CONCATENATE(&quot;u&quot;; [.G141])" office:value-type="string" office:string-value="u25" calcext:value-type="string">
            <text:p>u25</text:p>
          </table:table-cell>
          <table:table-cell table:formula="of:=[.G140]+1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4" calcext:value-type="float">
            <text:p>184</text:p>
          </table:table-cell>
          <table:table-cell table:style-name="ce4"/>
          <table:table-cell table:style-name="ce10" office:value-type="string" calcext:value-type="string">
            <text:p>Zr6O6(ABDC-Cl2)12 <text:a xlink:href="javascript:void(0);" xlink:type="simple">(101, 310)</text:a></text:p>
          </table:table-cell>
          <table:table-cell table:style-name="ce10" office:value-type="string" calcext:value-type="string">
            <text:p>Zr6O6(ABDC-Cl2)12</text:p>
          </table:table-cell>
          <table:table-cell table:formula="of:=CONCATENATE(&quot;u&quot;; [.G142])" office:value-type="string" office:string-value="u26" calcext:value-type="string">
            <text:p>u26</text:p>
          </table:table-cell>
          <table:table-cell table:formula="of:=[.G141]+1"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table:style-name="ce4" office:value-type="float" office:value="185" calcext:value-type="float">
            <text:p>185</text:p>
          </table:table-cell>
          <table:table-cell table:style-name="ce4"/>
          <table:table-cell table:style-name="ce10" office:value-type="string" calcext:value-type="string">
            <text:p>Zr6O6(ABDC)12 <text:a xlink:href="javascript:void(0);" xlink:type="simple">(102)</text:a></text:p>
          </table:table-cell>
          <table:table-cell table:style-name="ce10" office:value-type="string" calcext:value-type="string">
            <text:p>Zr6O6(ABDC)12</text:p>
          </table:table-cell>
          <table:table-cell table:formula="of:=CONCATENATE(&quot;u&quot;; [.G143])" office:value-type="string" office:string-value="u27" calcext:value-type="string">
            <text:p>u27</text:p>
          </table:table-cell>
          <table:table-cell table:formula="of:=[.G142]+1"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6" calcext:value-type="float">
            <text:p>186</text:p>
          </table:table-cell>
          <table:table-cell table:style-name="Default" office:value-type="string" calcext:value-type="string">
            <text:p>MIBQAR</text:p>
          </table:table-cell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table:formula="of:=CONCATENATE(&quot;u&quot;; [.G144])" office:value-type="string" office:string-value="u28" calcext:value-type="string">
            <text:p>u28</text:p>
          </table:table-cell>
          <table:table-cell table:formula="of:=[.G143]+1" office:value-type="float" office:value="28" calcext:value-type="float">
            <text:p>28</text:p>
          </table:table-cell>
          <table:table-cell table:number-columns-repeated="1017"/>
        </table:table-row>
        <table:table-row table:style-name="ro4">
          <table:table-cell/>
          <table:table-cell office:value-type="float" office:value="187" calcext:value-type="float">
            <text:p>187</text:p>
          </table:table-cell>
          <table:table-cell table:style-name="Default" office:value-type="string" calcext:value-type="string">
            <text:p>BABRII</text:p>
          </table:table-cell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table:formula="of:=CONCATENATE(&quot;u&quot;; [.G145])" office:value-type="string" office:string-value="u29" calcext:value-type="string">
            <text:p>u29</text:p>
          </table:table-cell>
          <table:table-cell table:formula="of:=[.G144]+1"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EDADIX</text:p>
          </table:table-cell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table:formula="of:=CONCATENATE(&quot;u&quot;; [.G146])" office:value-type="string" office:string-value="u30" calcext:value-type="string">
            <text:p>u30</text:p>
          </table:table-cell>
          <table:table-cell table:formula="of:=[.G145]+1" office:value-type="float" office:value="30" calcext:value-type="float">
            <text:p>3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style-name="Default" office:value-type="string" calcext:value-type="string">
            <text:p>FIJCUX</text:p>
          </table:table-cell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table:formula="of:=CONCATENATE(&quot;u&quot;; [.G147])" office:value-type="string" office:string-value="u31" calcext:value-type="string">
            <text:p>u31</text:p>
          </table:table-cell>
          <table:table-cell table:formula="of:=[.G146]+1"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90" calcext:value-type="float">
            <text:p>190</text:p>
          </table:table-cell>
          <table:table-cell table:style-name="Default" office:value-type="string" calcext:value-type="string">
            <text:p>CUMFEW</text:p>
          </table:table-cell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table:formula="of:=CONCATENATE(&quot;u&quot;; [.G148])" office:value-type="string" office:string-value="u32" calcext:value-type="string">
            <text:p>u32</text:p>
          </table:table-cell>
          <table:table-cell table:formula="of:=[.G147]+1" office:value-type="float" office:value="32" calcext:value-type="float">
            <text:p>32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style-name="Default" office:value-type="string" calcext:value-type="string">
            <text:p>XIVTED</text:p>
          </table:table-cell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table:formula="of:=CONCATENATE(&quot;u&quot;; [.G149])" office:value-type="string" office:string-value="u33" calcext:value-type="string">
            <text:p>u33</text:p>
          </table:table-cell>
          <table:table-cell table:formula="of:=[.G148]+1" office:value-type="float" office:value="33" calcext:value-type="float">
            <text:p>33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style-name="Default" office:value-type="string" calcext:value-type="string">
            <text:p>KISXIU</text:p>
          </table:table-cell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table:formula="of:=CONCATENATE(&quot;u&quot;; [.G150])" office:value-type="string" office:string-value="u34" calcext:value-type="string">
            <text:p>u34</text:p>
          </table:table-cell>
          <table:table-cell table:formula="of:=[.G149]+1"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5" calcext:value-type="float">
            <text:p>195</text:p>
          </table:table-cell>
          <table:table-cell table:style-name="ce15"/>
          <table:table-cell table:style-name="ce22" office:value-type="string" calcext:value-type="string">
            <text:p>Zn-DMOF-DM <text:a xlink:href="javascript:void(0);" xlink:type="simple">(76)</text:a></text:p>
          </table:table-cell>
          <table:table-cell table:style-name="ce22" office:value-type="string" calcext:value-type="string">
            <text:p>Zn2(BDC-(CH3)2)2(DABCO)</text:p>
          </table:table-cell>
          <table:table-cell table:formula="of:=CONCATENATE(&quot;u&quot;; [.G151])" office:value-type="string" office:string-value="u35" calcext:value-type="string">
            <text:p>u35</text:p>
          </table:table-cell>
          <table:table-cell table:formula="of:=[.G150]+1"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table:style-name="ce15" office:value-type="float" office:value="196" calcext:value-type="float">
            <text:p>196</text:p>
          </table:table-cell>
          <table:table-cell table:style-name="ce15"/>
          <table:table-cell table:style-name="ce22" office:value-type="string" calcext:value-type="string">
            <text:p>Zn-DMOF-DM0.5 <text:a xlink:href="javascript:void(0);" xlink:type="simple">(76)</text:a></text:p>
          </table:table-cell>
          <table:table-cell table:style-name="ce22" office:value-type="string" calcext:value-type="string">
            <text:p>Zn2(BDC)(BDC-(CH3)2)(DABCO)</text:p>
          </table:table-cell>
          <table:table-cell table:formula="of:=CONCATENATE(&quot;u&quot;; [.G152])" office:value-type="string" office:string-value="u36" calcext:value-type="string">
            <text:p>u36</text:p>
          </table:table-cell>
          <table:table-cell table:formula="of:=[.G151]+1" office:value-type="float" office:value="36" calcext:value-type="float">
            <text:p>36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1" calcext:value-type="float">
            <text:p>201</text:p>
          </table:table-cell>
          <table:table-cell table:style-name="ce15"/>
          <table:table-cell table:style-name="ce22" office:value-type="string" calcext:value-type="string">
            <text:p>Zn-DMOF-TF <text:a xlink:href="javascript:void(0);" xlink:type="simple">(76)</text:a></text:p>
          </table:table-cell>
          <table:table-cell table:style-name="ce22" office:value-type="string" calcext:value-type="string">
            <text:p>Zn2(BDC-F4)2(DABCO)</text:p>
          </table:table-cell>
          <table:table-cell table:formula="of:=CONCATENATE(&quot;u&quot;; [.G153])" office:value-type="string" office:string-value="u37" calcext:value-type="string">
            <text:p>u37</text:p>
          </table:table-cell>
          <table:table-cell table:formula="of:=[.G152]+1" office:value-type="float" office:value="37" calcext:value-type="float">
            <text:p>37</text:p>
          </table:table-cell>
          <table:table-cell table:number-columns-repeated="1017"/>
        </table:table-row>
        <table:table-row table:style-name="ro1">
          <table:table-cell/>
          <table:table-cell table:style-name="ce15" office:value-type="float" office:value="202" calcext:value-type="float">
            <text:p>202</text:p>
          </table:table-cell>
          <table:table-cell table:style-name="ce15"/>
          <table:table-cell table:style-name="ce22" office:value-type="string" calcext:value-type="string">
            <text:p>Zn-MOF-508-TM <text:a xlink:href="javascript:void(0);" xlink:type="simple">(77)</text:a></text:p>
          </table:table-cell>
          <table:table-cell table:style-name="ce22" office:value-type="string" calcext:value-type="string">
            <text:p>Zn2(BDC-(CH3)4)2(BPY)</text:p>
          </table:table-cell>
          <table:table-cell table:formula="of:=CONCATENATE(&quot;u&quot;; [.G154])" office:value-type="string" office:string-value="u38" calcext:value-type="string">
            <text:p>u38</text:p>
          </table:table-cell>
          <table:table-cell table:formula="of:=[.G153]+1"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style-name="Default" office:value-type="string" calcext:value-type="string">
            <text:p>YUVSUE</text:p>
          </table:table-cell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table:formula="of:=CONCATENATE(&quot;u&quot;; [.G155])" office:value-type="string" office:string-value="u39" calcext:value-type="string">
            <text:p>u39</text:p>
          </table:table-cell>
          <table:table-cell table:formula="of:=[.G154]+1" office:value-type="float" office:value="39" calcext:value-type="float">
            <text:p>3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style-name="Default" office:value-type="string" calcext:value-type="string">
            <text:p>BEYSEF</text:p>
          </table:table-cell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table:formula="of:=CONCATENATE(&quot;u&quot;; [.G156])" office:value-type="string" office:string-value="u40" calcext:value-type="string">
            <text:p>u40</text:p>
          </table:table-cell>
          <table:table-cell table:formula="of:=[.G155]+1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style-name="Default" office:value-type="string" calcext:value-type="string">
            <text:p>IDIWOH02</text:p>
          </table:table-cell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table:formula="of:=CONCATENATE(&quot;u&quot;; [.G157])" office:value-type="string" office:string-value="u41" calcext:value-type="string">
            <text:p>u41</text:p>
          </table:table-cell>
          <table:table-cell table:formula="of:=[.G156]+1" office:value-type="float" office:value="41" calcext:value-type="float">
            <text:p>41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style-name="Default" office:value-type="string" calcext:value-type="string">
            <text:p>LASYOU</text:p>
          </table:table-cell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table:formula="of:=CONCATENATE(&quot;u&quot;; [.G158])" office:value-type="string" office:string-value="u42" calcext:value-type="string">
            <text:p>u42</text:p>
          </table:table-cell>
          <table:table-cell table:formula="of:=[.G157]+1" office:value-type="float" office:value="42" calcext:value-type="float">
            <text:p>42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4">00/00/0000</text:date>, <text:time style:data-style-name="N2" text:time-value="11:54:07.70297624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1-24T23:49:00.259872169</dc:date>
    <meta:editing-duration>PT20H22M13S</meta:editing-duration>
    <meta:editing-cycles>29</meta:editing-cycles>
    <meta:generator>LibreOffice/7.2.1.2$Linux_X86_64 LibreOffice_project/20$Build-2</meta:generator>
    <meta:document-statistic meta:table-count="5" meta:cell-count="6278" meta:object-count="0"/>
  </office:meta>
</office:document-meta>
</file>